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13" table:style-name="ta1">
        <table:shapes>
          <draw:frame draw:z-index="0" draw:style-name="gr1" draw:text-style-name="P1" svg:width="159.99mm" svg:height="89.99mm" svg:x="304.46mm" svg:y="1mm">
            <loext:p draw:notify-on-update-of-ranges="test113.B1:test113.B1 test113.B2:test113.B109 test113.C1:test113.C1 test113.C2:test113.C109 test113.D1:test113.D1 test113.D2:test113.D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9.07mm" svg:y="90.85mm">
            <loext:p draw:notify-on-update-of-ranges="test113.B2:test113.B109 test113.C1:test113.C1 test113.C2:test113.C109 test113.D1:test113.D1 test113.D2:test113.D109 test113.G1:test113.G1 test113.G2:test113.G10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6.61mm" svg:y="1mm">
            <loext:p draw:notify-on-update-of-ranges="test113.G1:test113.G1 test113.G2:test113.G67 test113.C1:test113.C1 test113.C2:test113.C67 test113.G1:test113.G1 test113.G2:test113.G67 test113.D1:test113.D1 test113.D2:test113.D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18</text:p>
          </table:table-cell>
          <table:table-cell office:value-type="float" office:value="0.012657" calcext:value-type="float">
            <text:p>0.012657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" calcext:value-type="float">
            <text:p>0</text:p>
          </table:table-cell>
          <table:table-cell office:value-type="float" office:value="44885" calcext:value-type="float">
            <text:p>448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19</text:p>
          </table:table-cell>
          <table:table-cell office:value-type="float" office:value="0.015864" calcext:value-type="float">
            <text:p>0.015864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" calcext:value-type="float">
            <text:p>0</text:p>
          </table:table-cell>
          <table:table-cell office:value-type="float" office:value="75934" calcext:value-type="float">
            <text:p>759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0</text:p>
          </table:table-cell>
          <table:table-cell office:value-type="float" office:value="0.011159" calcext:value-type="float">
            <text:p>0.011159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" calcext:value-type="float">
            <text:p>0</text:p>
          </table:table-cell>
          <table:table-cell office:value-type="float" office:value="31001" calcext:value-type="float">
            <text:p>310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1</text:p>
          </table:table-cell>
          <table:table-cell office:value-type="float" office:value="0.011643" calcext:value-type="float">
            <text:p>0.011643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" calcext:value-type="float">
            <text:p>0</text:p>
          </table:table-cell>
          <table:table-cell office:value-type="float" office:value="31353" calcext:value-type="float">
            <text:p>313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2</text:p>
          </table:table-cell>
          <table:table-cell office:value-type="float" office:value="0.012173" calcext:value-type="float">
            <text:p>0.012173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" calcext:value-type="float">
            <text:p>0</text:p>
          </table:table-cell>
          <table:table-cell office:value-type="float" office:value="40031" calcext:value-type="float">
            <text:p>400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3</text:p>
          </table:table-cell>
          <table:table-cell office:value-type="float" office:value="0.011603" calcext:value-type="float">
            <text:p>0.011603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" calcext:value-type="float">
            <text:p>0</text:p>
          </table:table-cell>
          <table:table-cell office:value-type="float" office:value="38185" calcext:value-type="float">
            <text:p>38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office:value-type="float" office:value="28998" calcext:value-type="float">
            <text:p>289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5</text:p>
          </table:table-cell>
          <table:table-cell office:value-type="float" office:value="0.012149" calcext:value-type="float">
            <text:p>0.012149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" calcext:value-type="float">
            <text:p>0</text:p>
          </table:table-cell>
          <table:table-cell office:value-type="float" office:value="51967" calcext:value-type="float">
            <text:p>519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6</text:p>
          </table:table-cell>
          <table:table-cell office:value-type="float" office:value="0.019834" calcext:value-type="float">
            <text:p>0.01983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" calcext:value-type="float">
            <text:p>0</text:p>
          </table:table-cell>
          <table:table-cell office:value-type="float" office:value="64753" calcext:value-type="float">
            <text:p>647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7</text:p>
          </table:table-cell>
          <table:table-cell office:value-type="float" office:value="0.015647" calcext:value-type="float">
            <text:p>0.015647</text:p>
          </table:table-cell>
          <table:table-cell office:value-type="float" office:value="0.006948" calcext:value-type="float">
            <text:p>0.006948</text:p>
          </table:table-cell>
          <table:table-cell office:value-type="float" office:value="0" calcext:value-type="float">
            <text:p>0</text:p>
          </table:table-cell>
          <table:table-cell office:value-type="float" office:value="99726" calcext:value-type="float">
            <text:p>997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" calcext:value-type="float">
            <text:p>0</text:p>
          </table:table-cell>
          <table:table-cell office:value-type="float" office:value="60859" calcext:value-type="float">
            <text:p>6085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29</text:p>
          </table:table-cell>
          <table:table-cell office:value-type="float" office:value="0.013056" calcext:value-type="float">
            <text:p>0.013056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" calcext:value-type="float">
            <text:p>0</text:p>
          </table:table-cell>
          <table:table-cell office:value-type="float" office:value="61088" calcext:value-type="float">
            <text:p>610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0</text:p>
          </table:table-cell>
          <table:table-cell office:value-type="float" office:value="0.018127" calcext:value-type="float">
            <text:p>0.018127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" calcext:value-type="float">
            <text:p>0</text:p>
          </table:table-cell>
          <table:table-cell office:value-type="float" office:value="82280" calcext:value-type="float">
            <text:p>822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1</text:p>
          </table:table-cell>
          <table:table-cell office:value-type="float" office:value="0.028536" calcext:value-type="float">
            <text:p>0.028536</text:p>
          </table:table-cell>
          <table:table-cell office:value-type="float" office:value="0.011673" calcext:value-type="float">
            <text:p>0.011673</text:p>
          </table:table-cell>
          <table:table-cell office:value-type="float" office:value="0" calcext:value-type="float">
            <text:p>0</text:p>
          </table:table-cell>
          <table:table-cell office:value-type="float" office:value="106663" calcext:value-type="float">
            <text:p>10666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2</text:p>
          </table:table-cell>
          <table:table-cell office:value-type="float" office:value="0.015734" calcext:value-type="float">
            <text:p>0.015734</text:p>
          </table:table-cell>
          <table:table-cell office:value-type="float" office:value="0.007052" calcext:value-type="float">
            <text:p>0.007052</text:p>
          </table:table-cell>
          <table:table-cell office:value-type="float" office:value="0" calcext:value-type="float">
            <text:p>0</text:p>
          </table:table-cell>
          <table:table-cell office:value-type="float" office:value="78930" calcext:value-type="float">
            <text:p>789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3</text:p>
          </table:table-cell>
          <table:table-cell office:value-type="float" office:value="0.023061" calcext:value-type="float">
            <text:p>0.023061</text:p>
          </table:table-cell>
          <table:table-cell office:value-type="float" office:value="0.007416" calcext:value-type="float">
            <text:p>0.007416</text:p>
          </table:table-cell>
          <table:table-cell office:value-type="float" office:value="0" calcext:value-type="float">
            <text:p>0</text:p>
          </table:table-cell>
          <table:table-cell office:value-type="float" office:value="80311" calcext:value-type="float">
            <text:p>803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4</text:p>
          </table:table-cell>
          <table:table-cell office:value-type="float" office:value="0.016657" calcext:value-type="float">
            <text:p>0.016657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" calcext:value-type="float">
            <text:p>0</text:p>
          </table:table-cell>
          <table:table-cell office:value-type="float" office:value="64455" calcext:value-type="float">
            <text:p>644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5</text:p>
          </table:table-cell>
          <table:table-cell office:value-type="float" office:value="0.012242" calcext:value-type="float">
            <text:p>0.01224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" calcext:value-type="float">
            <text:p>0</text:p>
          </table:table-cell>
          <table:table-cell office:value-type="float" office:value="38115" calcext:value-type="float">
            <text:p>381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6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" calcext:value-type="float">
            <text:p>0</text:p>
          </table:table-cell>
          <table:table-cell office:value-type="float" office:value="41327" calcext:value-type="float">
            <text:p>413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7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" calcext:value-type="float">
            <text:p>0</text:p>
          </table:table-cell>
          <table:table-cell office:value-type="float" office:value="52140" calcext:value-type="float">
            <text:p>521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8</text:p>
          </table:table-cell>
          <table:table-cell office:value-type="float" office:value="0.013914" calcext:value-type="float">
            <text:p>0.013914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" calcext:value-type="float">
            <text:p>0</text:p>
          </table:table-cell>
          <table:table-cell office:value-type="float" office:value="61818" calcext:value-type="float">
            <text:p>6181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39</text:p>
          </table:table-cell>
          <table:table-cell office:value-type="float" office:value="0.014526" calcext:value-type="float">
            <text:p>0.01452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37014" calcext:value-type="float">
            <text:p>3701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0</text:p>
          </table:table-cell>
          <table:table-cell office:value-type="float" office:value="0.018275" calcext:value-type="float">
            <text:p>0.018275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" calcext:value-type="float">
            <text:p>0</text:p>
          </table:table-cell>
          <table:table-cell office:value-type="float" office:value="66212" calcext:value-type="float">
            <text:p>6621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1</text:p>
          </table:table-cell>
          <table:table-cell office:value-type="float" office:value="0.013028" calcext:value-type="float">
            <text:p>0.013028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" calcext:value-type="float">
            <text:p>0</text:p>
          </table:table-cell>
          <table:table-cell office:value-type="float" office:value="35924" calcext:value-type="float">
            <text:p>359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2</text:p>
          </table:table-cell>
          <table:table-cell office:value-type="float" office:value="0.019531" calcext:value-type="float">
            <text:p>0.019531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" calcext:value-type="float">
            <text:p>0</text:p>
          </table:table-cell>
          <table:table-cell office:value-type="float" office:value="53327" calcext:value-type="float">
            <text:p>533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3</text:p>
          </table:table-cell>
          <table:table-cell office:value-type="float" office:value="0.032516" calcext:value-type="float">
            <text:p>0.032516</text:p>
          </table:table-cell>
          <table:table-cell office:value-type="float" office:value="0.014119" calcext:value-type="float">
            <text:p>0.014119</text:p>
          </table:table-cell>
          <table:table-cell office:value-type="float" office:value="0" calcext:value-type="float">
            <text:p>0</text:p>
          </table:table-cell>
          <table:table-cell office:value-type="float" office:value="103657" calcext:value-type="float">
            <text:p>10365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4</text:p>
          </table:table-cell>
          <table:table-cell office:value-type="float" office:value="0.017175" calcext:value-type="float">
            <text:p>0.017175</text:p>
          </table:table-cell>
          <table:table-cell office:value-type="float" office:value="0.005411" calcext:value-type="float">
            <text:p>0.005411</text:p>
          </table:table-cell>
          <table:table-cell office:value-type="float" office:value="0" calcext:value-type="float">
            <text:p>0</text:p>
          </table:table-cell>
          <table:table-cell office:value-type="float" office:value="59248" calcext:value-type="float">
            <text:p>5924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5</text:p>
          </table:table-cell>
          <table:table-cell office:value-type="float" office:value="0.017574" calcext:value-type="float">
            <text:p>0.017574</text:p>
          </table:table-cell>
          <table:table-cell office:value-type="float" office:value="0.006233" calcext:value-type="float">
            <text:p>0.006233</text:p>
          </table:table-cell>
          <table:table-cell office:value-type="float" office:value="0" calcext:value-type="float">
            <text:p>0</text:p>
          </table:table-cell>
          <table:table-cell office:value-type="float" office:value="59265" calcext:value-type="float">
            <text:p>5926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6</text:p>
          </table:table-cell>
          <table:table-cell office:value-type="float" office:value="0.05552" calcext:value-type="float">
            <text:p>0.0555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" calcext:value-type="float">
            <text:p>0</text:p>
          </table:table-cell>
          <table:table-cell office:value-type="float" office:value="105130" calcext:value-type="float">
            <text:p>1051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7</text:p>
          </table:table-cell>
          <table:table-cell office:value-type="float" office:value="0.024733" calcext:value-type="float">
            <text:p>0.024733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" calcext:value-type="float">
            <text:p>0</text:p>
          </table:table-cell>
          <table:table-cell office:value-type="float" office:value="59498" calcext:value-type="float">
            <text:p>594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8</text:p>
          </table:table-cell>
          <table:table-cell office:value-type="float" office:value="0.020307" calcext:value-type="float">
            <text:p>0.020307</text:p>
          </table:table-cell>
          <table:table-cell office:value-type="float" office:value="0.007039" calcext:value-type="float">
            <text:p>0.007039</text:p>
          </table:table-cell>
          <table:table-cell office:value-type="float" office:value="0" calcext:value-type="float">
            <text:p>0</text:p>
          </table:table-cell>
          <table:table-cell office:value-type="float" office:value="58950" calcext:value-type="float">
            <text:p>5895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49</text:p>
          </table:table-cell>
          <table:table-cell office:value-type="float" office:value="0.076418" calcext:value-type="float">
            <text:p>0.076418</text:p>
          </table:table-cell>
          <table:table-cell office:value-type="float" office:value="0.023377" calcext:value-type="float">
            <text:p>0.023377</text:p>
          </table:table-cell>
          <table:table-cell office:value-type="float" office:value="0" calcext:value-type="float">
            <text:p>0</text:p>
          </table:table-cell>
          <table:table-cell office:value-type="float" office:value="93716" calcext:value-type="float">
            <text:p>9371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0</text:p>
          </table:table-cell>
          <table:table-cell office:value-type="float" office:value="0.027714" calcext:value-type="float">
            <text:p>0.027714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0" calcext:value-type="float">
            <text:p>0</text:p>
          </table:table-cell>
          <table:table-cell office:value-type="float" office:value="62102" calcext:value-type="float">
            <text:p>6210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1</text:p>
          </table:table-cell>
          <table:table-cell office:value-type="float" office:value="0.034666" calcext:value-type="float">
            <text:p>0.034666</text:p>
          </table:table-cell>
          <table:table-cell office:value-type="float" office:value="0.013164" calcext:value-type="float">
            <text:p>0.013164</text:p>
          </table:table-cell>
          <table:table-cell office:value-type="float" office:value="0" calcext:value-type="float">
            <text:p>0</text:p>
          </table:table-cell>
          <table:table-cell office:value-type="float" office:value="84682" calcext:value-type="float">
            <text:p>8468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2</text:p>
          </table:table-cell>
          <table:table-cell office:value-type="float" office:value="0.038194" calcext:value-type="float">
            <text:p>0.038194</text:p>
          </table:table-cell>
          <table:table-cell office:value-type="float" office:value="0.015822" calcext:value-type="float">
            <text:p>0.015822</text:p>
          </table:table-cell>
          <table:table-cell office:value-type="float" office:value="0" calcext:value-type="float">
            <text:p>0</text:p>
          </table:table-cell>
          <table:table-cell office:value-type="float" office:value="78359" calcext:value-type="float">
            <text:p>7835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3</text:p>
          </table:table-cell>
          <table:table-cell office:value-type="float" office:value="0.21273" calcext:value-type="float">
            <text:p>0.21273</text:p>
          </table:table-cell>
          <table:table-cell office:value-type="float" office:value="0.058689" calcext:value-type="float">
            <text:p>0.058689</text:p>
          </table:table-cell>
          <table:table-cell office:value-type="float" office:value="0" calcext:value-type="float">
            <text:p>0</text:p>
          </table:table-cell>
          <table:table-cell office:value-type="float" office:value="129818" calcext:value-type="float">
            <text:p>129818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4</text:p>
          </table:table-cell>
          <table:table-cell office:value-type="float" office:value="0.050697" calcext:value-type="float">
            <text:p>0.050697</text:p>
          </table:table-cell>
          <table:table-cell office:value-type="float" office:value="0.013429" calcext:value-type="float">
            <text:p>0.013429</text:p>
          </table:table-cell>
          <table:table-cell office:value-type="float" office:value="0" calcext:value-type="float">
            <text:p>0</text:p>
          </table:table-cell>
          <table:table-cell office:value-type="float" office:value="58042" calcext:value-type="float">
            <text:p>5804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5</text:p>
          </table:table-cell>
          <table:table-cell office:value-type="float" office:value="0.027061" calcext:value-type="float">
            <text:p>0.027061</text:p>
          </table:table-cell>
          <table:table-cell office:value-type="float" office:value="0.013515" calcext:value-type="float">
            <text:p>0.013515</text:p>
          </table:table-cell>
          <table:table-cell office:value-type="float" office:value="0" calcext:value-type="float">
            <text:p>0</text:p>
          </table:table-cell>
          <table:table-cell office:value-type="float" office:value="63436" calcext:value-type="float">
            <text:p>6343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6</text:p>
          </table:table-cell>
          <table:table-cell office:value-type="float" office:value="0.012147" calcext:value-type="float">
            <text:p>0.01214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" calcext:value-type="float">
            <text:p>0</text:p>
          </table:table-cell>
          <table:table-cell office:value-type="float" office:value="32985" calcext:value-type="float">
            <text:p>3298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7</text:p>
          </table:table-cell>
          <table:table-cell office:value-type="float" office:value="0.022314" calcext:value-type="float">
            <text:p>0.022314</text:p>
          </table:table-cell>
          <table:table-cell office:value-type="float" office:value="0.009054" calcext:value-type="float">
            <text:p>0.009054</text:p>
          </table:table-cell>
          <table:table-cell office:value-type="float" office:value="0" calcext:value-type="float">
            <text:p>0</text:p>
          </table:table-cell>
          <table:table-cell office:value-type="float" office:value="57179" calcext:value-type="float">
            <text:p>5717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8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" calcext:value-type="float">
            <text:p>0</text:p>
          </table:table-cell>
          <table:table-cell office:value-type="float" office:value="69541" calcext:value-type="float">
            <text:p>6954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6:59</text:p>
          </table:table-cell>
          <table:table-cell office:value-type="float" office:value="0.043688" calcext:value-type="float">
            <text:p>0.043688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" calcext:value-type="float">
            <text:p>0</text:p>
          </table:table-cell>
          <table:table-cell office:value-type="float" office:value="66664" calcext:value-type="float">
            <text:p>6666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0</text:p>
          </table:table-cell>
          <table:table-cell office:value-type="float" office:value="0.032531" calcext:value-type="float">
            <text:p>0.032531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" calcext:value-type="float">
            <text:p>0</text:p>
          </table:table-cell>
          <table:table-cell office:value-type="float" office:value="58883" calcext:value-type="float">
            <text:p>5888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1</text:p>
          </table:table-cell>
          <table:table-cell office:value-type="float" office:value="0.064391" calcext:value-type="float">
            <text:p>0.064391</text:p>
          </table:table-cell>
          <table:table-cell office:value-type="float" office:value="0.020445" calcext:value-type="float">
            <text:p>0.020445</text:p>
          </table:table-cell>
          <table:table-cell office:value-type="float" office:value="0" calcext:value-type="float">
            <text:p>0</text:p>
          </table:table-cell>
          <table:table-cell office:value-type="float" office:value="76495" calcext:value-type="float">
            <text:p>7649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2</text:p>
          </table:table-cell>
          <table:table-cell office:value-type="float" office:value="0.100411" calcext:value-type="float">
            <text:p>0.100411</text:p>
          </table:table-cell>
          <table:table-cell office:value-type="float" office:value="0.029904" calcext:value-type="float">
            <text:p>0.029904</text:p>
          </table:table-cell>
          <table:table-cell office:value-type="float" office:value="0" calcext:value-type="float">
            <text:p>0</text:p>
          </table:table-cell>
          <table:table-cell office:value-type="float" office:value="83842" calcext:value-type="float">
            <text:p>8384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3</text:p>
          </table:table-cell>
          <table:table-cell office:value-type="float" office:value="0.213031" calcext:value-type="float">
            <text:p>0.213031</text:p>
          </table:table-cell>
          <table:table-cell office:value-type="float" office:value="0.061067" calcext:value-type="float">
            <text:p>0.061067</text:p>
          </table:table-cell>
          <table:table-cell office:value-type="float" office:value="0" calcext:value-type="float">
            <text:p>0</text:p>
          </table:table-cell>
          <table:table-cell office:value-type="float" office:value="82443" calcext:value-type="float">
            <text:p>82443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4</text:p>
          </table:table-cell>
          <table:table-cell office:value-type="float" office:value="0.178212" calcext:value-type="float">
            <text:p>0.178212</text:p>
          </table:table-cell>
          <table:table-cell office:value-type="float" office:value="0.046252" calcext:value-type="float">
            <text:p>0.046252</text:p>
          </table:table-cell>
          <table:table-cell office:value-type="float" office:value="0" calcext:value-type="float">
            <text:p>0</text:p>
          </table:table-cell>
          <table:table-cell office:value-type="float" office:value="70242" calcext:value-type="float">
            <text:p>7024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5</text:p>
          </table:table-cell>
          <table:table-cell office:value-type="float" office:value="0.599299" calcext:value-type="float">
            <text:p>0.599299</text:p>
          </table:table-cell>
          <table:table-cell office:value-type="float" office:value="0.065922" calcext:value-type="float">
            <text:p>0.065922</text:p>
          </table:table-cell>
          <table:table-cell office:value-type="float" office:value="0" calcext:value-type="float">
            <text:p>0</text:p>
          </table:table-cell>
          <table:table-cell office:value-type="float" office:value="96757" calcext:value-type="float">
            <text:p>967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6</text:p>
          </table:table-cell>
          <table:table-cell office:value-type="float" office:value="4.344113" calcext:value-type="float">
            <text:p>4.344113</text:p>
          </table:table-cell>
          <table:table-cell office:value-type="float" office:value="0.082211" calcext:value-type="float">
            <text:p>0.082211</text:p>
          </table:table-cell>
          <table:table-cell office:value-type="float" office:value="0" calcext:value-type="float">
            <text:p>0</text:p>
          </table:table-cell>
          <table:table-cell office:value-type="float" office:value="101502" calcext:value-type="float">
            <text:p>10150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7</text:p>
          </table:table-cell>
          <table:table-cell office:value-type="float" office:value="4.533869" calcext:value-type="float">
            <text:p>4.533869</text:p>
          </table:table-cell>
          <table:table-cell office:value-type="float" office:value="0.065092" calcext:value-type="float">
            <text:p>0.065092</text:p>
          </table:table-cell>
          <table:table-cell office:value-type="float" office:value="0" calcext:value-type="float">
            <text:p>0</text:p>
          </table:table-cell>
          <table:table-cell office:value-type="float" office:value="64222" calcext:value-type="float">
            <text:p>642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8</text:p>
          </table:table-cell>
          <table:table-cell office:value-type="float" office:value="4.315443" calcext:value-type="float">
            <text:p>4.315443</text:p>
          </table:table-cell>
          <table:table-cell office:value-type="float" office:value="0.048228" calcext:value-type="float">
            <text:p>0.048228</text:p>
          </table:table-cell>
          <table:table-cell office:value-type="float" office:value="0" calcext:value-type="float">
            <text:p>0</text:p>
          </table:table-cell>
          <table:table-cell office:value-type="float" office:value="47008" calcext:value-type="float">
            <text:p>4700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09</text:p>
          </table:table-cell>
          <table:table-cell office:value-type="float" office:value="4.57795" calcext:value-type="float">
            <text:p>4.57795</text:p>
          </table:table-cell>
          <table:table-cell office:value-type="float" office:value="0.117078" calcext:value-type="float">
            <text:p>0.117078</text:p>
          </table:table-cell>
          <table:table-cell office:value-type="float" office:value="0" calcext:value-type="float">
            <text:p>0</text:p>
          </table:table-cell>
          <table:table-cell office:value-type="float" office:value="118705" calcext:value-type="float">
            <text:p>11870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0</text:p>
          </table:table-cell>
          <table:table-cell office:value-type="float" office:value="4.825058" calcext:value-type="float">
            <text:p>4.825058</text:p>
          </table:table-cell>
          <table:table-cell office:value-type="float" office:value="0.035421" calcext:value-type="float">
            <text:p>0.035421</text:p>
          </table:table-cell>
          <table:table-cell office:value-type="float" office:value="0" calcext:value-type="float">
            <text:p>0</text:p>
          </table:table-cell>
          <table:table-cell office:value-type="float" office:value="42560" calcext:value-type="float">
            <text:p>4256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1</text:p>
          </table:table-cell>
          <table:table-cell office:value-type="float" office:value="4.255232" calcext:value-type="float">
            <text:p>4.255232</text:p>
          </table:table-cell>
          <table:table-cell office:value-type="float" office:value="0.075069" calcext:value-type="float">
            <text:p>0.075069</text:p>
          </table:table-cell>
          <table:table-cell office:value-type="float" office:value="0" calcext:value-type="float">
            <text:p>0</text:p>
          </table:table-cell>
          <table:table-cell office:value-type="float" office:value="78884" calcext:value-type="float">
            <text:p>7888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2</text:p>
          </table:table-cell>
          <table:table-cell office:value-type="float" office:value="4.482653" calcext:value-type="float">
            <text:p>4.482653</text:p>
          </table:table-cell>
          <table:table-cell office:value-type="float" office:value="0.050354" calcext:value-type="float">
            <text:p>0.050354</text:p>
          </table:table-cell>
          <table:table-cell office:value-type="float" office:value="0" calcext:value-type="float">
            <text:p>0</text:p>
          </table:table-cell>
          <table:table-cell office:value-type="float" office:value="65317" calcext:value-type="float">
            <text:p>65317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3</text:p>
          </table:table-cell>
          <table:table-cell office:value-type="float" office:value="4.670112" calcext:value-type="float">
            <text:p>4.670112</text:p>
          </table:table-cell>
          <table:table-cell office:value-type="float" office:value="0.07212" calcext:value-type="float">
            <text:p>0.07212</text:p>
          </table:table-cell>
          <table:table-cell office:value-type="float" office:value="0" calcext:value-type="float">
            <text:p>0</text:p>
          </table:table-cell>
          <table:table-cell office:value-type="float" office:value="77974" calcext:value-type="float">
            <text:p>7797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4</text:p>
          </table:table-cell>
          <table:table-cell office:value-type="float" office:value="4.728274" calcext:value-type="float">
            <text:p>4.728274</text:p>
          </table:table-cell>
          <table:table-cell office:value-type="float" office:value="0.087303" calcext:value-type="float">
            <text:p>0.087303</text:p>
          </table:table-cell>
          <table:table-cell office:value-type="float" office:value="0" calcext:value-type="float">
            <text:p>0</text:p>
          </table:table-cell>
          <table:table-cell office:value-type="float" office:value="79471" calcext:value-type="float">
            <text:p>7947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5</text:p>
          </table:table-cell>
          <table:table-cell office:value-type="float" office:value="4.846474" calcext:value-type="float">
            <text:p>4.846474</text:p>
          </table:table-cell>
          <table:table-cell office:value-type="float" office:value="0.116674" calcext:value-type="float">
            <text:p>0.116674</text:p>
          </table:table-cell>
          <table:table-cell office:value-type="float" office:value="0" calcext:value-type="float">
            <text:p>0</text:p>
          </table:table-cell>
          <table:table-cell office:value-type="float" office:value="93375" calcext:value-type="float">
            <text:p>9337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6</text:p>
          </table:table-cell>
          <table:table-cell office:value-type="float" office:value="5.245831" calcext:value-type="float">
            <text:p>5.245831</text:p>
          </table:table-cell>
          <table:table-cell office:value-type="float" office:value="0.124359" calcext:value-type="float">
            <text:p>0.124359</text:p>
          </table:table-cell>
          <table:table-cell office:value-type="float" office:value="0" calcext:value-type="float">
            <text:p>0</text:p>
          </table:table-cell>
          <table:table-cell office:value-type="float" office:value="78983" calcext:value-type="float">
            <text:p>78983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7</text:p>
          </table:table-cell>
          <table:table-cell office:value-type="float" office:value="7.491181" calcext:value-type="float">
            <text:p>7.491181</text:p>
          </table:table-cell>
          <table:table-cell office:value-type="float" office:value="0.119913" calcext:value-type="float">
            <text:p>0.119913</text:p>
          </table:table-cell>
          <table:table-cell office:value-type="float" office:value="0" calcext:value-type="float">
            <text:p>0</text:p>
          </table:table-cell>
          <table:table-cell office:value-type="float" office:value="68624" calcext:value-type="float">
            <text:p>68624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8</text:p>
          </table:table-cell>
          <table:table-cell office:value-type="float" office:value="7.085029" calcext:value-type="float">
            <text:p>7.085029</text:p>
          </table:table-cell>
          <table:table-cell office:value-type="float" office:value="0.160859" calcext:value-type="float">
            <text:p>0.160859</text:p>
          </table:table-cell>
          <table:table-cell office:value-type="float" office:value="0" calcext:value-type="float">
            <text:p>0</text:p>
          </table:table-cell>
          <table:table-cell office:value-type="float" office:value="92905" calcext:value-type="float">
            <text:p>92905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19</text:p>
          </table:table-cell>
          <table:table-cell office:value-type="float" office:value="5.940047" calcext:value-type="float">
            <text:p>5.940047</text:p>
          </table:table-cell>
          <table:table-cell office:value-type="float" office:value="0.215345" calcext:value-type="float">
            <text:p>0.215345</text:p>
          </table:table-cell>
          <table:table-cell office:value-type="float" office:value="0" calcext:value-type="float">
            <text:p>0</text:p>
          </table:table-cell>
          <table:table-cell office:value-type="float" office:value="129529" calcext:value-type="float">
            <text:p>129529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0</text:p>
          </table:table-cell>
          <table:table-cell office:value-type="float" office:value="6.878412" calcext:value-type="float">
            <text:p>6.878412</text:p>
          </table:table-cell>
          <table:table-cell office:value-type="float" office:value="0.162143" calcext:value-type="float">
            <text:p>0.162143</text:p>
          </table:table-cell>
          <table:table-cell office:value-type="float" office:value="0" calcext:value-type="float">
            <text:p>0</text:p>
          </table:table-cell>
          <table:table-cell office:value-type="float" office:value="146058" calcext:value-type="float">
            <text:p>146058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1</text:p>
          </table:table-cell>
          <table:table-cell office:value-type="float" office:value="8.174738" calcext:value-type="float">
            <text:p>8.174738</text:p>
          </table:table-cell>
          <table:table-cell office:value-type="float" office:value="0.120681" calcext:value-type="float">
            <text:p>0.120681</text:p>
          </table:table-cell>
          <table:table-cell office:value-type="float" office:value="0" calcext:value-type="float">
            <text:p>0</text:p>
          </table:table-cell>
          <table:table-cell office:value-type="float" office:value="142059" calcext:value-type="float">
            <text:p>142059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2</text:p>
          </table:table-cell>
          <table:table-cell office:value-type="float" office:value="9.107244" calcext:value-type="float">
            <text:p>9.107244</text:p>
          </table:table-cell>
          <table:table-cell office:value-type="float" office:value="0.140237" calcext:value-type="float">
            <text:p>0.140237</text:p>
          </table:table-cell>
          <table:table-cell office:value-type="float" office:value="0" calcext:value-type="float">
            <text:p>0</text:p>
          </table:table-cell>
          <table:table-cell office:value-type="float" office:value="79858" calcext:value-type="float">
            <text:p>7985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3</text:p>
          </table:table-cell>
          <table:table-cell office:value-type="float" office:value="8.858707" calcext:value-type="float">
            <text:p>8.858707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" calcext:value-type="float">
            <text:p>0</text:p>
          </table:table-cell>
          <table:table-cell office:value-type="float" office:value="49926" calcext:value-type="float">
            <text:p>49926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4</text:p>
          </table:table-cell>
          <table:table-cell office:value-type="float" office:value="9.259536" calcext:value-type="float">
            <text:p>9.259536</text:p>
          </table:table-cell>
          <table:table-cell office:value-type="float" office:value="0.05078" calcext:value-type="float">
            <text:p>0.05078</text:p>
          </table:table-cell>
          <table:table-cell office:value-type="float" office:value="0" calcext:value-type="float">
            <text:p>0</text:p>
          </table:table-cell>
          <table:table-cell office:value-type="float" office:value="83559" calcext:value-type="float">
            <text:p>8355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5</text:p>
          </table:table-cell>
          <table:table-cell office:value-type="float" office:value="36.419797" calcext:value-type="float">
            <text:p>36.419797</text:p>
          </table:table-cell>
          <table:table-cell office:value-type="float" office:value="3.643955" calcext:value-type="float">
            <text:p>3.643955</text:p>
          </table:table-cell>
          <table:table-cell office:value-type="float" office:value="0" calcext:value-type="float">
            <text:p>0</text:p>
          </table:table-cell>
          <table:table-cell office:value-type="float" office:value="1837022" calcext:value-type="float">
            <text:p>183702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6</text:p>
          </table:table-cell>
          <table:table-cell office:value-type="float" office:value="52.848467" calcext:value-type="float">
            <text:p>52.848467</text:p>
          </table:table-cell>
          <table:table-cell office:value-type="float" office:value="3.460722" calcext:value-type="float">
            <text:p>3.460722</text:p>
          </table:table-cell>
          <table:table-cell office:value-type="float" office:value="0" calcext:value-type="float">
            <text:p>0</text:p>
          </table:table-cell>
          <table:table-cell office:value-type="float" office:value="861471" calcext:value-type="float">
            <text:p>861471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7</text:p>
          </table:table-cell>
          <table:table-cell office:value-type="float" office:value="44.975291" calcext:value-type="float">
            <text:p>44.975291</text:p>
          </table:table-cell>
          <table:table-cell office:value-type="float" office:value="1.148068" calcext:value-type="float">
            <text:p>1.148068</text:p>
          </table:table-cell>
          <table:table-cell office:value-type="float" office:value="0" calcext:value-type="float">
            <text:p>0</text:p>
          </table:table-cell>
          <table:table-cell office:value-type="float" office:value="175590" calcext:value-type="float">
            <text:p>17559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8</text:p>
          </table:table-cell>
          <table:table-cell office:value-type="float" office:value="44.657432" calcext:value-type="float">
            <text:p>44.657432</text:p>
          </table:table-cell>
          <table:table-cell office:value-type="float" office:value="0.86471" calcext:value-type="float">
            <text:p>0.86471</text:p>
          </table:table-cell>
          <table:table-cell office:value-type="float" office:value="0" calcext:value-type="float">
            <text:p>0</text:p>
          </table:table-cell>
          <table:table-cell office:value-type="float" office:value="141473" calcext:value-type="float">
            <text:p>14147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29</text:p>
          </table:table-cell>
          <table:table-cell office:value-type="float" office:value="45.379108" calcext:value-type="float">
            <text:p>45.379108</text:p>
          </table:table-cell>
          <table:table-cell office:value-type="float" office:value="0.727153" calcext:value-type="float">
            <text:p>0.727153</text:p>
          </table:table-cell>
          <table:table-cell office:value-type="float" office:value="0" calcext:value-type="float">
            <text:p>0</text:p>
          </table:table-cell>
          <table:table-cell office:value-type="float" office:value="114024" calcext:value-type="float">
            <text:p>11402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0</text:p>
          </table:table-cell>
          <table:table-cell office:value-type="float" office:value="47.403259" calcext:value-type="float">
            <text:p>47.403259</text:p>
          </table:table-cell>
          <table:table-cell office:value-type="float" office:value="1.872611" calcext:value-type="float">
            <text:p>1.872611</text:p>
          </table:table-cell>
          <table:table-cell office:value-type="float" office:value="0" calcext:value-type="float">
            <text:p>0</text:p>
          </table:table-cell>
          <table:table-cell office:value-type="float" office:value="113220" calcext:value-type="float">
            <text:p>11322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1</text:p>
          </table:table-cell>
          <table:table-cell office:value-type="float" office:value="45.839178" calcext:value-type="float">
            <text:p>45.839178</text:p>
          </table:table-cell>
          <table:table-cell office:value-type="float" office:value="1.051769" calcext:value-type="float">
            <text:p>1.051769</text:p>
          </table:table-cell>
          <table:table-cell office:value-type="float" office:value="0" calcext:value-type="float">
            <text:p>0</text:p>
          </table:table-cell>
          <table:table-cell office:value-type="float" office:value="71577" calcext:value-type="float">
            <text:p>7157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2</text:p>
          </table:table-cell>
          <table:table-cell office:value-type="float" office:value="47.527446" calcext:value-type="float">
            <text:p>47.527446</text:p>
          </table:table-cell>
          <table:table-cell office:value-type="float" office:value="1.714831" calcext:value-type="float">
            <text:p>1.714831</text:p>
          </table:table-cell>
          <table:table-cell office:value-type="float" office:value="0" calcext:value-type="float">
            <text:p>0</text:p>
          </table:table-cell>
          <table:table-cell office:value-type="float" office:value="113218" calcext:value-type="float">
            <text:p>113218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3</text:p>
          </table:table-cell>
          <table:table-cell office:value-type="float" office:value="45.722097" calcext:value-type="float">
            <text:p>45.722097</text:p>
          </table:table-cell>
          <table:table-cell office:value-type="float" office:value="1.07067" calcext:value-type="float">
            <text:p>1.07067</text:p>
          </table:table-cell>
          <table:table-cell office:value-type="float" office:value="0" calcext:value-type="float">
            <text:p>0</text:p>
          </table:table-cell>
          <table:table-cell office:value-type="float" office:value="76599" calcext:value-type="float">
            <text:p>765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4</text:p>
          </table:table-cell>
          <table:table-cell office:value-type="float" office:value="46.620873" calcext:value-type="float">
            <text:p>46.620873</text:p>
          </table:table-cell>
          <table:table-cell office:value-type="float" office:value="0.794728" calcext:value-type="float">
            <text:p>0.794728</text:p>
          </table:table-cell>
          <table:table-cell office:value-type="float" office:value="0" calcext:value-type="float">
            <text:p>0</text:p>
          </table:table-cell>
          <table:table-cell office:value-type="float" office:value="55519" calcext:value-type="float">
            <text:p>5551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5</text:p>
          </table:table-cell>
          <table:table-cell office:value-type="float" office:value="47.058615" calcext:value-type="float">
            <text:p>47.058615</text:p>
          </table:table-cell>
          <table:table-cell office:value-type="float" office:value="1.961114" calcext:value-type="float">
            <text:p>1.961114</text:p>
          </table:table-cell>
          <table:table-cell office:value-type="float" office:value="0" calcext:value-type="float">
            <text:p>0</text:p>
          </table:table-cell>
          <table:table-cell office:value-type="float" office:value="47624" calcext:value-type="float">
            <text:p>47624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6</text:p>
          </table:table-cell>
          <table:table-cell office:value-type="float" office:value="17.220629" calcext:value-type="float">
            <text:p>17.220629</text:p>
          </table:table-cell>
          <table:table-cell office:value-type="float" office:value="0.622639" calcext:value-type="float">
            <text:p>0.622639</text:p>
          </table:table-cell>
          <table:table-cell office:value-type="float" office:value="0" calcext:value-type="float">
            <text:p>0</text:p>
          </table:table-cell>
          <table:table-cell office:value-type="float" office:value="21107" calcext:value-type="float">
            <text:p>21107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7</text:p>
          </table:table-cell>
          <table:table-cell office:value-type="float" office:value="0.076337" calcext:value-type="float">
            <text:p>0.076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8</text:p>
          </table:table-cell>
          <table:table-cell office:value-type="float" office:value="0.077745" calcext:value-type="float">
            <text:p>0.077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39</text:p>
          </table:table-cell>
          <table:table-cell office:value-type="float" office:value="0.149159" calcext:value-type="float">
            <text:p>0.149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0</text:p>
          </table:table-cell>
          <table:table-cell office:value-type="float" office:value="0.139758" calcext:value-type="float">
            <text:p>0.139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1</text:p>
          </table:table-cell>
          <table:table-cell office:value-type="float" office:value="0.240033" calcext:value-type="float">
            <text:p>0.24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2</text:p>
          </table:table-cell>
          <table:table-cell office:value-type="float" office:value="0.234536" calcext:value-type="float">
            <text:p>0.234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3</text:p>
          </table:table-cell>
          <table:table-cell office:value-type="float" office:value="0.141715" calcext:value-type="float">
            <text:p>0.141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4</text:p>
          </table:table-cell>
          <table:table-cell office:value-type="float" office:value="0.019798" calcext:value-type="float">
            <text:p>0.019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5</text:p>
          </table:table-cell>
          <table:table-cell office:value-type="float" office:value="0.026816" calcext:value-type="float">
            <text:p>0.026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6</text:p>
          </table:table-cell>
          <table:table-cell office:value-type="float" office:value="0.020495" calcext:value-type="float">
            <text:p>0.020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7</text:p>
          </table:table-cell>
          <table:table-cell office:value-type="float" office:value="23.112526" calcext:value-type="float">
            <text:p>23.112526</text:p>
          </table:table-cell>
          <table:table-cell office:value-type="float" office:value="0.102937" calcext:value-type="float">
            <text:p>0.102937</text:p>
          </table:table-cell>
          <table:table-cell office:value-type="float" office:value="0" calcext:value-type="float">
            <text:p>0</text:p>
          </table:table-cell>
          <table:table-cell office:value-type="float" office:value="64296" calcext:value-type="float">
            <text:p>64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7:48</text:p>
          </table:table-cell>
          <table:table-cell office:value-type="float" office:value="60.322052" calcext:value-type="float">
            <text:p>60.322052</text:p>
          </table:table-cell>
          <table:table-cell office:value-type="float" office:value="0.047081" calcext:value-type="float">
            <text:p>0.047081</text:p>
          </table:table-cell>
          <table:table-cell office:value-type="float" office:value="0" calcext:value-type="float">
            <text:p>0</text:p>
          </table:table-cell>
          <table:table-cell office:value-type="float" office:value="192579" calcext:value-type="float">
            <text:p>192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8:03</text:p>
          </table:table-cell>
          <table:table-cell office:value-type="float" office:value="47.972126" calcext:value-type="float">
            <text:p>47.972126</text:p>
          </table:table-cell>
          <table:table-cell office:value-type="float" office:value="1.763285" calcext:value-type="float">
            <text:p>1.763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8:08</text:p>
          </table:table-cell>
          <table:table-cell office:value-type="float" office:value="51.225199" calcext:value-type="float">
            <text:p>51.225199</text:p>
          </table:table-cell>
          <table:table-cell office:value-type="float" office:value="1.429797" calcext:value-type="float">
            <text:p>1.429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8:18</text:p>
          </table:table-cell>
          <table:table-cell office:value-type="float" office:value="52.517815" calcext:value-type="float">
            <text:p>52.517815</text:p>
          </table:table-cell>
          <table:table-cell office:value-type="float" office:value="2.343052" calcext:value-type="float">
            <text:p>2.34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04</text:p>
          </table:table-cell>
          <table:table-cell office:value-type="float" office:value="83.766897" calcext:value-type="float">
            <text:p>83.766897</text:p>
          </table:table-cell>
          <table:table-cell office:value-type="float" office:value="43.923329" calcext:value-type="float">
            <text:p>43.92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08</text:p>
          </table:table-cell>
          <table:table-cell office:value-type="float" office:value="98.583526" calcext:value-type="float">
            <text:p>98.583526</text:p>
          </table:table-cell>
          <table:table-cell office:value-type="float" office:value="100.281185" calcext:value-type="float">
            <text:p>100.281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27</text:p>
          </table:table-cell>
          <table:table-cell office:value-type="float" office:value="90.92735" calcext:value-type="float">
            <text:p>90.92735</text:p>
          </table:table-cell>
          <table:table-cell office:value-type="float" office:value="90.150994" calcext:value-type="float">
            <text:p>90.15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31</text:p>
          </table:table-cell>
          <table:table-cell office:value-type="float" office:value="116.515545" calcext:value-type="float">
            <text:p>116.515545</text:p>
          </table:table-cell>
          <table:table-cell office:value-type="float" office:value="129.230995" calcext:value-type="float">
            <text:p>129.23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32</text:p>
          </table:table-cell>
          <table:table-cell office:value-type="float" office:value="129.767521" calcext:value-type="float">
            <text:p>129.767521</text:p>
          </table:table-cell>
          <table:table-cell office:value-type="float" office:value="120.161044" calcext:value-type="float">
            <text:p>120.16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35</text:p>
          </table:table-cell>
          <table:table-cell office:value-type="float" office:value="88.313562" calcext:value-type="float">
            <text:p>88.313562</text:p>
          </table:table-cell>
          <table:table-cell office:value-type="float" office:value="98.924989" calcext:value-type="float">
            <text:p>98.924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36</text:p>
          </table:table-cell>
          <table:table-cell office:value-type="float" office:value="97.221955" calcext:value-type="float">
            <text:p>97.221955</text:p>
          </table:table-cell>
          <table:table-cell office:value-type="float" office:value="98.004052" calcext:value-type="float">
            <text:p>98.00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38</text:p>
          </table:table-cell>
          <table:table-cell office:value-type="float" office:value="129.729277" calcext:value-type="float">
            <text:p>129.729277</text:p>
          </table:table-cell>
          <table:table-cell office:value-type="float" office:value="132.494111" calcext:value-type="float">
            <text:p>132.494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39</text:p>
          </table:table-cell>
          <table:table-cell office:value-type="float" office:value="119.487732" calcext:value-type="float">
            <text:p>119.487732</text:p>
          </table:table-cell>
          <table:table-cell office:value-type="float" office:value="147.127913" calcext:value-type="float">
            <text:p>147.127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41</text:p>
          </table:table-cell>
          <table:table-cell office:value-type="float" office:value="129.678477" calcext:value-type="float">
            <text:p>129.678477</text:p>
          </table:table-cell>
          <table:table-cell office:value-type="float" office:value="72.967285" calcext:value-type="float">
            <text:p>72.96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48</text:p>
          </table:table-cell>
          <table:table-cell office:value-type="float" office:value="128.250684" calcext:value-type="float">
            <text:p>128.250684</text:p>
          </table:table-cell>
          <table:table-cell office:value-type="float" office:value="155.420063" calcext:value-type="float">
            <text:p>155.42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49</text:p>
          </table:table-cell>
          <table:table-cell office:value-type="float" office:value="121.907971" calcext:value-type="float">
            <text:p>121.907971</text:p>
          </table:table-cell>
          <table:table-cell office:value-type="float" office:value="149.894115" calcext:value-type="float">
            <text:p>149.894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50</text:p>
          </table:table-cell>
          <table:table-cell office:value-type="float" office:value="117.044917" calcext:value-type="float">
            <text:p>117.044917</text:p>
          </table:table-cell>
          <table:table-cell office:value-type="float" office:value="157.943501" calcext:value-type="float">
            <text:p>157.94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5:19:51</text:p>
          </table:table-cell>
          <table:table-cell office:value-type="float" office:value="135.765146" calcext:value-type="float">
            <text:p>135.765146</text:p>
          </table:table-cell>
          <table:table-cell office:value-type="float" office:value="79.353876" calcext:value-type="float">
            <text:p>79.353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5:29:25.530063596</dc:date>
    <meta:editing-duration>PT8M11S</meta:editing-duration>
    <meta:editing-cycles>1</meta:editing-cycles>
    <meta:document-statistic meta:table-count="1" meta:cell-count="763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113.B1:test113.D109" chart:data-source-has-labels="both" svg:x="0.32cm" svg:y="0.18cm" svg:width="13.361cm" svg:height="8.64cm">
          <chartooo:coordinate-region svg:x="1.32cm" svg:y="0.18cm" svg:width="12.361cm" svg:height="7.038cm"/>
          <chart:axis chart:dimension="x" chart:name="primary-x" chart:style-name="ch4" chartooo:axis-type="auto">
            <chartooo:date-scale/>
            <chart:categories table:cell-range-address="test113.B2:test113.B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13.C2:test113.C109" chart:label-cell-address="test113.C1:test113.C1" chart:class="chart:bar">
            <chart:data-point chart:repeated="108"/>
          </chart:series>
          <chart:series chart:style-name="ch8" chart:values-cell-range-address="test113.D2:test113.D109" chart:label-cell-address="test113.D1:test113.D1" chart:class="chart:bar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13.C1:test113.C1</svg:desc>
                </draw:g>
              </table:table-cell>
              <table:table-cell office:value-type="string">
                <text:p>xfertime</text:p>
                <draw:g>
                  <svg:desc>test113.D1:test11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16:18</text:p>
                <draw:g>
                  <svg:desc>test113.B2:test113.B109</svg:desc>
                </draw:g>
              </table:table-cell>
              <table:table-cell office:value-type="float" office:value="0.012657">
                <text:p>0.012657</text:p>
                <draw:g>
                  <svg:desc>test113.C2:test113.C109</svg:desc>
                </draw:g>
              </table:table-cell>
              <table:table-cell office:value-type="float" office:value="0.002617">
                <text:p>0.002617</text:p>
                <draw:g>
                  <svg:desc>test113.D2:test113.D109</svg:desc>
                </draw:g>
              </table:table-cell>
            </table:table-row>
            <table:table-row>
              <table:table-cell office:value-type="string">
                <text:p>15:16:19</text:p>
              </table:table-cell>
              <table:table-cell office:value-type="float" office:value="0.015864">
                <text:p>0.015864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15:16:20</text:p>
              </table:table-cell>
              <table:table-cell office:value-type="float" office:value="0.011159">
                <text:p>0.011159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string">
                <text:p>15:16:21</text:p>
              </table:table-cell>
              <table:table-cell office:value-type="float" office:value="0.011643">
                <text:p>0.011643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15:16:22</text:p>
              </table:table-cell>
              <table:table-cell office:value-type="float" office:value="0.012173">
                <text:p>0.012173</text:p>
              </table:table-cell>
              <table:table-cell office:value-type="float" office:value="0.001673">
                <text:p>0.001673</text:p>
              </table:table-cell>
            </table:table-row>
            <table:table-row>
              <table:table-cell office:value-type="string">
                <text:p>15:16:23</text:p>
              </table:table-cell>
              <table:table-cell office:value-type="float" office:value="0.011603">
                <text:p>0.011603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string">
                <text:p>15:16:24</text:p>
              </table:table-cell>
              <table:table-cell office:value-type="float" office:value="0.010858">
                <text:p>0.010858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15:16:25</text:p>
              </table:table-cell>
              <table:table-cell office:value-type="float" office:value="0.012149">
                <text:p>0.012149</text:p>
              </table:table-cell>
              <table:table-cell office:value-type="float" office:value="0.003486">
                <text:p>0.003486</text:p>
              </table:table-cell>
            </table:table-row>
            <table:table-row>
              <table:table-cell office:value-type="string">
                <text:p>15:16:26</text:p>
              </table:table-cell>
              <table:table-cell office:value-type="float" office:value="0.019834">
                <text:p>0.019834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15:16:27</text:p>
              </table:table-cell>
              <table:table-cell office:value-type="float" office:value="0.015647">
                <text:p>0.015647</text:p>
              </table:table-cell>
              <table:table-cell office:value-type="float" office:value="0.006948">
                <text:p>0.006948</text:p>
              </table:table-cell>
            </table:table-row>
            <table:table-row>
              <table:table-cell office:value-type="string">
                <text:p>15:16:28</text:p>
              </table:table-cell>
              <table:table-cell office:value-type="float" office:value="0.0186">
                <text:p>0.0186</text:p>
              </table:table-cell>
              <table:table-cell office:value-type="float" office:value="0.002708">
                <text:p>0.002708</text:p>
              </table:table-cell>
            </table:table-row>
            <table:table-row>
              <table:table-cell office:value-type="string">
                <text:p>15:16:29</text:p>
              </table:table-cell>
              <table:table-cell office:value-type="float" office:value="0.013056">
                <text:p>0.013056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0.018127">
                <text:p>0.018127</text:p>
              </table:table-cell>
              <table:table-cell office:value-type="float" office:value="0.00708">
                <text:p>0.00708</text:p>
              </table:table-cell>
            </table:table-row>
            <table:table-row>
              <table:table-cell office:value-type="string">
                <text:p>15:16:31</text:p>
              </table:table-cell>
              <table:table-cell office:value-type="float" office:value="0.028536">
                <text:p>0.028536</text:p>
              </table:table-cell>
              <table:table-cell office:value-type="float" office:value="0.011673">
                <text:p>0.011673</text:p>
              </table:table-cell>
            </table:table-row>
            <table:table-row>
              <table:table-cell office:value-type="string">
                <text:p>15:16:32</text:p>
              </table:table-cell>
              <table:table-cell office:value-type="float" office:value="0.015734">
                <text:p>0.015734</text:p>
              </table:table-cell>
              <table:table-cell office:value-type="float" office:value="0.007052">
                <text:p>0.007052</text:p>
              </table:table-cell>
            </table:table-row>
            <table:table-row>
              <table:table-cell office:value-type="string">
                <text:p>15:16:33</text:p>
              </table:table-cell>
              <table:table-cell office:value-type="float" office:value="0.023061">
                <text:p>0.023061</text:p>
              </table:table-cell>
              <table:table-cell office:value-type="float" office:value="0.007416">
                <text:p>0.007416</text:p>
              </table:table-cell>
            </table:table-row>
            <table:table-row>
              <table:table-cell office:value-type="string">
                <text:p>15:16:34</text:p>
              </table:table-cell>
              <table:table-cell office:value-type="float" office:value="0.016657">
                <text:p>0.016657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string">
                <text:p>15:16:35</text:p>
              </table:table-cell>
              <table:table-cell office:value-type="float" office:value="0.012242">
                <text:p>0.012242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5:16:36</text:p>
              </table:table-cell>
              <table:table-cell office:value-type="float" office:value="0.012112">
                <text:p>0.012112</text:p>
              </table:table-cell>
              <table:table-cell office:value-type="float" office:value="0.002072">
                <text:p>0.002072</text:p>
              </table:table-cell>
            </table:table-row>
            <table:table-row>
              <table:table-cell office:value-type="string">
                <text:p>15:16:37</text:p>
              </table:table-cell>
              <table:table-cell office:value-type="float" office:value="0.01362">
                <text:p>0.01362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string">
                <text:p>15:16:38</text:p>
              </table:table-cell>
              <table:table-cell office:value-type="float" office:value="0.013914">
                <text:p>0.013914</text:p>
              </table:table-cell>
              <table:table-cell office:value-type="float" office:value="0.005558">
                <text:p>0.005558</text:p>
              </table:table-cell>
            </table:table-row>
            <table:table-row>
              <table:table-cell office:value-type="string">
                <text:p>15:16:39</text:p>
              </table:table-cell>
              <table:table-cell office:value-type="float" office:value="0.014526">
                <text:p>0.01452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:16:40</text:p>
              </table:table-cell>
              <table:table-cell office:value-type="float" office:value="0.018275">
                <text:p>0.018275</text:p>
              </table:table-cell>
              <table:table-cell office:value-type="float" office:value="0.007845">
                <text:p>0.007845</text:p>
              </table:table-cell>
            </table:table-row>
            <table:table-row>
              <table:table-cell office:value-type="string">
                <text:p>15:16:41</text:p>
              </table:table-cell>
              <table:table-cell office:value-type="float" office:value="0.013028">
                <text:p>0.013028</text:p>
              </table:table-cell>
              <table:table-cell office:value-type="float" office:value="0.001649">
                <text:p>0.001649</text:p>
              </table:table-cell>
            </table:table-row>
            <table:table-row>
              <table:table-cell office:value-type="string">
                <text:p>15:16:42</text:p>
              </table:table-cell>
              <table:table-cell office:value-type="float" office:value="0.019531">
                <text:p>0.019531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15:16:43</text:p>
              </table:table-cell>
              <table:table-cell office:value-type="float" office:value="0.032516">
                <text:p>0.032516</text:p>
              </table:table-cell>
              <table:table-cell office:value-type="float" office:value="0.014119">
                <text:p>0.014119</text:p>
              </table:table-cell>
            </table:table-row>
            <table:table-row>
              <table:table-cell office:value-type="string">
                <text:p>15:16:44</text:p>
              </table:table-cell>
              <table:table-cell office:value-type="float" office:value="0.017175">
                <text:p>0.017175</text:p>
              </table:table-cell>
              <table:table-cell office:value-type="float" office:value="0.005411">
                <text:p>0.005411</text:p>
              </table:table-cell>
            </table:table-row>
            <table:table-row>
              <table:table-cell office:value-type="string">
                <text:p>15:16:45</text:p>
              </table:table-cell>
              <table:table-cell office:value-type="float" office:value="0.017574">
                <text:p>0.017574</text:p>
              </table:table-cell>
              <table:table-cell office:value-type="float" office:value="0.006233">
                <text:p>0.006233</text:p>
              </table:table-cell>
            </table:table-row>
            <table:table-row>
              <table:table-cell office:value-type="string">
                <text:p>15:16:46</text:p>
              </table:table-cell>
              <table:table-cell office:value-type="float" office:value="0.05552">
                <text:p>0.05552</text:p>
              </table:table-cell>
              <table:table-cell office:value-type="float" office:value="0.02591">
                <text:p>0.02591</text:p>
              </table:table-cell>
            </table:table-row>
            <table:table-row>
              <table:table-cell office:value-type="string">
                <text:p>15:16:47</text:p>
              </table:table-cell>
              <table:table-cell office:value-type="float" office:value="0.024733">
                <text:p>0.024733</text:p>
              </table:table-cell>
              <table:table-cell office:value-type="float" office:value="0.007908">
                <text:p>0.007908</text:p>
              </table:table-cell>
            </table:table-row>
            <table:table-row>
              <table:table-cell office:value-type="string">
                <text:p>15:16:48</text:p>
              </table:table-cell>
              <table:table-cell office:value-type="float" office:value="0.020307">
                <text:p>0.020307</text:p>
              </table:table-cell>
              <table:table-cell office:value-type="float" office:value="0.007039">
                <text:p>0.007039</text:p>
              </table:table-cell>
            </table:table-row>
            <table:table-row>
              <table:table-cell office:value-type="string">
                <text:p>15:16:49</text:p>
              </table:table-cell>
              <table:table-cell office:value-type="float" office:value="0.076418">
                <text:p>0.076418</text:p>
              </table:table-cell>
              <table:table-cell office:value-type="float" office:value="0.023377">
                <text:p>0.023377</text:p>
              </table:table-cell>
            </table:table-row>
            <table:table-row>
              <table:table-cell office:value-type="string">
                <text:p>15:16:50</text:p>
              </table:table-cell>
              <table:table-cell office:value-type="float" office:value="0.027714">
                <text:p>0.027714</text:p>
              </table:table-cell>
              <table:table-cell office:value-type="float" office:value="0.008152">
                <text:p>0.008152</text:p>
              </table:table-cell>
            </table:table-row>
            <table:table-row>
              <table:table-cell office:value-type="string">
                <text:p>15:16:51</text:p>
              </table:table-cell>
              <table:table-cell office:value-type="float" office:value="0.034666">
                <text:p>0.034666</text:p>
              </table:table-cell>
              <table:table-cell office:value-type="float" office:value="0.013164">
                <text:p>0.013164</text:p>
              </table:table-cell>
            </table:table-row>
            <table:table-row>
              <table:table-cell office:value-type="string">
                <text:p>15:16:52</text:p>
              </table:table-cell>
              <table:table-cell office:value-type="float" office:value="0.038194">
                <text:p>0.038194</text:p>
              </table:table-cell>
              <table:table-cell office:value-type="float" office:value="0.015822">
                <text:p>0.015822</text:p>
              </table:table-cell>
            </table:table-row>
            <table:table-row>
              <table:table-cell office:value-type="string">
                <text:p>15:16:53</text:p>
              </table:table-cell>
              <table:table-cell office:value-type="float" office:value="0.21273">
                <text:p>0.21273</text:p>
              </table:table-cell>
              <table:table-cell office:value-type="float" office:value="0.058689">
                <text:p>0.058689</text:p>
              </table:table-cell>
            </table:table-row>
            <table:table-row>
              <table:table-cell office:value-type="string">
                <text:p>15:16:54</text:p>
              </table:table-cell>
              <table:table-cell office:value-type="float" office:value="0.050697">
                <text:p>0.050697</text:p>
              </table:table-cell>
              <table:table-cell office:value-type="float" office:value="0.013429">
                <text:p>0.013429</text:p>
              </table:table-cell>
            </table:table-row>
            <table:table-row>
              <table:table-cell office:value-type="string">
                <text:p>15:16:55</text:p>
              </table:table-cell>
              <table:table-cell office:value-type="float" office:value="0.027061">
                <text:p>0.027061</text:p>
              </table:table-cell>
              <table:table-cell office:value-type="float" office:value="0.013515">
                <text:p>0.013515</text:p>
              </table:table-cell>
            </table:table-row>
            <table:table-row>
              <table:table-cell office:value-type="string">
                <text:p>15:16:56</text:p>
              </table:table-cell>
              <table:table-cell office:value-type="float" office:value="0.012147">
                <text:p>0.01214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15:16:57</text:p>
              </table:table-cell>
              <table:table-cell office:value-type="float" office:value="0.022314">
                <text:p>0.022314</text:p>
              </table:table-cell>
              <table:table-cell office:value-type="float" office:value="0.009054">
                <text:p>0.009054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0.03341">
                <text:p>0.03341</text:p>
              </table:table-cell>
              <table:table-cell office:value-type="float" office:value="0.013087">
                <text:p>0.013087</text:p>
              </table:table-cell>
            </table:table-row>
            <table:table-row>
              <table:table-cell office:value-type="string">
                <text:p>15:16:59</text:p>
              </table:table-cell>
              <table:table-cell office:value-type="float" office:value="0.043688">
                <text:p>0.043688</text:p>
              </table:table-cell>
              <table:table-cell office:value-type="float" office:value="0.01285">
                <text:p>0.01285</text:p>
              </table:table-cell>
            </table:table-row>
            <table:table-row>
              <table:table-cell office:value-type="string">
                <text:p>15:17:00</text:p>
              </table:table-cell>
              <table:table-cell office:value-type="float" office:value="0.032531">
                <text:p>0.032531</text:p>
              </table:table-cell>
              <table:table-cell office:value-type="float" office:value="0.010634">
                <text:p>0.010634</text:p>
              </table:table-cell>
            </table:table-row>
            <table:table-row>
              <table:table-cell office:value-type="string">
                <text:p>15:17:01</text:p>
              </table:table-cell>
              <table:table-cell office:value-type="float" office:value="0.064391">
                <text:p>0.064391</text:p>
              </table:table-cell>
              <table:table-cell office:value-type="float" office:value="0.020445">
                <text:p>0.020445</text:p>
              </table:table-cell>
            </table:table-row>
            <table:table-row>
              <table:table-cell office:value-type="string">
                <text:p>15:17:02</text:p>
              </table:table-cell>
              <table:table-cell office:value-type="float" office:value="0.100411">
                <text:p>0.100411</text:p>
              </table:table-cell>
              <table:table-cell office:value-type="float" office:value="0.029904">
                <text:p>0.029904</text:p>
              </table:table-cell>
            </table:table-row>
            <table:table-row>
              <table:table-cell office:value-type="string">
                <text:p>15:17:03</text:p>
              </table:table-cell>
              <table:table-cell office:value-type="float" office:value="0.213031">
                <text:p>0.213031</text:p>
              </table:table-cell>
              <table:table-cell office:value-type="float" office:value="0.061067">
                <text:p>0.061067</text:p>
              </table:table-cell>
            </table:table-row>
            <table:table-row>
              <table:table-cell office:value-type="string">
                <text:p>15:17:04</text:p>
              </table:table-cell>
              <table:table-cell office:value-type="float" office:value="0.178212">
                <text:p>0.178212</text:p>
              </table:table-cell>
              <table:table-cell office:value-type="float" office:value="0.046252">
                <text:p>0.046252</text:p>
              </table:table-cell>
            </table:table-row>
            <table:table-row>
              <table:table-cell office:value-type="string">
                <text:p>15:17:05</text:p>
              </table:table-cell>
              <table:table-cell office:value-type="float" office:value="0.599299">
                <text:p>0.599299</text:p>
              </table:table-cell>
              <table:table-cell office:value-type="float" office:value="0.065922">
                <text:p>0.065922</text:p>
              </table:table-cell>
            </table:table-row>
            <table:table-row>
              <table:table-cell office:value-type="string">
                <text:p>15:17:06</text:p>
              </table:table-cell>
              <table:table-cell office:value-type="float" office:value="4.344113">
                <text:p>4.344113</text:p>
              </table:table-cell>
              <table:table-cell office:value-type="float" office:value="0.082211">
                <text:p>0.082211</text:p>
              </table:table-cell>
            </table:table-row>
            <table:table-row>
              <table:table-cell office:value-type="string">
                <text:p>15:17:07</text:p>
              </table:table-cell>
              <table:table-cell office:value-type="float" office:value="4.533869">
                <text:p>4.533869</text:p>
              </table:table-cell>
              <table:table-cell office:value-type="float" office:value="0.065092">
                <text:p>0.065092</text:p>
              </table:table-cell>
            </table:table-row>
            <table:table-row>
              <table:table-cell office:value-type="string">
                <text:p>15:17:08</text:p>
              </table:table-cell>
              <table:table-cell office:value-type="float" office:value="4.315443">
                <text:p>4.315443</text:p>
              </table:table-cell>
              <table:table-cell office:value-type="float" office:value="0.048228">
                <text:p>0.048228</text:p>
              </table:table-cell>
            </table:table-row>
            <table:table-row>
              <table:table-cell office:value-type="string">
                <text:p>15:17:09</text:p>
              </table:table-cell>
              <table:table-cell office:value-type="float" office:value="4.57795">
                <text:p>4.57795</text:p>
              </table:table-cell>
              <table:table-cell office:value-type="float" office:value="0.117078">
                <text:p>0.117078</text:p>
              </table:table-cell>
            </table:table-row>
            <table:table-row>
              <table:table-cell office:value-type="string">
                <text:p>15:17:10</text:p>
              </table:table-cell>
              <table:table-cell office:value-type="float" office:value="4.825058">
                <text:p>4.825058</text:p>
              </table:table-cell>
              <table:table-cell office:value-type="float" office:value="0.035421">
                <text:p>0.035421</text:p>
              </table:table-cell>
            </table:table-row>
            <table:table-row>
              <table:table-cell office:value-type="string">
                <text:p>15:17:11</text:p>
              </table:table-cell>
              <table:table-cell office:value-type="float" office:value="4.255232">
                <text:p>4.255232</text:p>
              </table:table-cell>
              <table:table-cell office:value-type="float" office:value="0.075069">
                <text:p>0.075069</text:p>
              </table:table-cell>
            </table:table-row>
            <table:table-row>
              <table:table-cell office:value-type="string">
                <text:p>15:17:12</text:p>
              </table:table-cell>
              <table:table-cell office:value-type="float" office:value="4.482653">
                <text:p>4.482653</text:p>
              </table:table-cell>
              <table:table-cell office:value-type="float" office:value="0.050354">
                <text:p>0.050354</text:p>
              </table:table-cell>
            </table:table-row>
            <table:table-row>
              <table:table-cell office:value-type="string">
                <text:p>15:17:13</text:p>
              </table:table-cell>
              <table:table-cell office:value-type="float" office:value="4.670112">
                <text:p>4.670112</text:p>
              </table:table-cell>
              <table:table-cell office:value-type="float" office:value="0.07212">
                <text:p>0.07212</text:p>
              </table:table-cell>
            </table:table-row>
            <table:table-row>
              <table:table-cell office:value-type="string">
                <text:p>15:17:14</text:p>
              </table:table-cell>
              <table:table-cell office:value-type="float" office:value="4.728274">
                <text:p>4.728274</text:p>
              </table:table-cell>
              <table:table-cell office:value-type="float" office:value="0.087303">
                <text:p>0.087303</text:p>
              </table:table-cell>
            </table:table-row>
            <table:table-row>
              <table:table-cell office:value-type="string">
                <text:p>15:17:15</text:p>
              </table:table-cell>
              <table:table-cell office:value-type="float" office:value="4.846474">
                <text:p>4.846474</text:p>
              </table:table-cell>
              <table:table-cell office:value-type="float" office:value="0.116674">
                <text:p>0.116674</text:p>
              </table:table-cell>
            </table:table-row>
            <table:table-row>
              <table:table-cell office:value-type="string">
                <text:p>15:17:16</text:p>
              </table:table-cell>
              <table:table-cell office:value-type="float" office:value="5.245831">
                <text:p>5.245831</text:p>
              </table:table-cell>
              <table:table-cell office:value-type="float" office:value="0.124359">
                <text:p>0.124359</text:p>
              </table:table-cell>
            </table:table-row>
            <table:table-row>
              <table:table-cell office:value-type="string">
                <text:p>15:17:17</text:p>
              </table:table-cell>
              <table:table-cell office:value-type="float" office:value="7.491181">
                <text:p>7.491181</text:p>
              </table:table-cell>
              <table:table-cell office:value-type="float" office:value="0.119913">
                <text:p>0.119913</text:p>
              </table:table-cell>
            </table:table-row>
            <table:table-row>
              <table:table-cell office:value-type="string">
                <text:p>15:17:18</text:p>
              </table:table-cell>
              <table:table-cell office:value-type="float" office:value="7.085029">
                <text:p>7.085029</text:p>
              </table:table-cell>
              <table:table-cell office:value-type="float" office:value="0.160859">
                <text:p>0.160859</text:p>
              </table:table-cell>
            </table:table-row>
            <table:table-row>
              <table:table-cell office:value-type="string">
                <text:p>15:17:19</text:p>
              </table:table-cell>
              <table:table-cell office:value-type="float" office:value="5.940047">
                <text:p>5.940047</text:p>
              </table:table-cell>
              <table:table-cell office:value-type="float" office:value="0.215345">
                <text:p>0.215345</text:p>
              </table:table-cell>
            </table:table-row>
            <table:table-row>
              <table:table-cell office:value-type="string">
                <text:p>15:17:20</text:p>
              </table:table-cell>
              <table:table-cell office:value-type="float" office:value="6.878412">
                <text:p>6.878412</text:p>
              </table:table-cell>
              <table:table-cell office:value-type="float" office:value="0.162143">
                <text:p>0.162143</text:p>
              </table:table-cell>
            </table:table-row>
            <table:table-row>
              <table:table-cell office:value-type="string">
                <text:p>15:17:21</text:p>
              </table:table-cell>
              <table:table-cell office:value-type="float" office:value="8.174738">
                <text:p>8.174738</text:p>
              </table:table-cell>
              <table:table-cell office:value-type="float" office:value="0.120681">
                <text:p>0.120681</text:p>
              </table:table-cell>
            </table:table-row>
            <table:table-row>
              <table:table-cell office:value-type="string">
                <text:p>15:17:22</text:p>
              </table:table-cell>
              <table:table-cell office:value-type="float" office:value="9.107244">
                <text:p>9.107244</text:p>
              </table:table-cell>
              <table:table-cell office:value-type="float" office:value="0.140237">
                <text:p>0.140237</text:p>
              </table:table-cell>
            </table:table-row>
            <table:table-row>
              <table:table-cell office:value-type="string">
                <text:p>15:17:23</text:p>
              </table:table-cell>
              <table:table-cell office:value-type="float" office:value="8.858707">
                <text:p>8.858707</text:p>
              </table:table-cell>
              <table:table-cell office:value-type="float" office:value="0.06101">
                <text:p>0.06101</text:p>
              </table:table-cell>
            </table:table-row>
            <table:table-row>
              <table:table-cell office:value-type="string">
                <text:p>15:17:24</text:p>
              </table:table-cell>
              <table:table-cell office:value-type="float" office:value="9.259536">
                <text:p>9.259536</text:p>
              </table:table-cell>
              <table:table-cell office:value-type="float" office:value="0.05078">
                <text:p>0.05078</text:p>
              </table:table-cell>
            </table:table-row>
            <table:table-row>
              <table:table-cell office:value-type="string">
                <text:p>15:17:25</text:p>
              </table:table-cell>
              <table:table-cell office:value-type="float" office:value="36.419797">
                <text:p>36.419797</text:p>
              </table:table-cell>
              <table:table-cell office:value-type="float" office:value="3.643955">
                <text:p>3.643955</text:p>
              </table:table-cell>
            </table:table-row>
            <table:table-row>
              <table:table-cell office:value-type="string">
                <text:p>15:17:26</text:p>
              </table:table-cell>
              <table:table-cell office:value-type="float" office:value="52.848467">
                <text:p>52.848467</text:p>
              </table:table-cell>
              <table:table-cell office:value-type="float" office:value="3.460722">
                <text:p>3.460722</text:p>
              </table:table-cell>
            </table:table-row>
            <table:table-row>
              <table:table-cell office:value-type="string">
                <text:p>15:17:27</text:p>
              </table:table-cell>
              <table:table-cell office:value-type="float" office:value="44.975291">
                <text:p>44.975291</text:p>
              </table:table-cell>
              <table:table-cell office:value-type="float" office:value="1.148068">
                <text:p>1.148068</text:p>
              </table:table-cell>
            </table:table-row>
            <table:table-row>
              <table:table-cell office:value-type="string">
                <text:p>15:17:28</text:p>
              </table:table-cell>
              <table:table-cell office:value-type="float" office:value="44.657432">
                <text:p>44.657432</text:p>
              </table:table-cell>
              <table:table-cell office:value-type="float" office:value="0.86471">
                <text:p>0.86471</text:p>
              </table:table-cell>
            </table:table-row>
            <table:table-row>
              <table:table-cell office:value-type="string">
                <text:p>15:17:29</text:p>
              </table:table-cell>
              <table:table-cell office:value-type="float" office:value="45.379108">
                <text:p>45.379108</text:p>
              </table:table-cell>
              <table:table-cell office:value-type="float" office:value="0.727153">
                <text:p>0.727153</text:p>
              </table:table-cell>
            </table:table-row>
            <table:table-row>
              <table:table-cell office:value-type="string">
                <text:p>15:17:30</text:p>
              </table:table-cell>
              <table:table-cell office:value-type="float" office:value="47.403259">
                <text:p>47.403259</text:p>
              </table:table-cell>
              <table:table-cell office:value-type="float" office:value="1.872611">
                <text:p>1.872611</text:p>
              </table:table-cell>
            </table:table-row>
            <table:table-row>
              <table:table-cell office:value-type="string">
                <text:p>15:17:31</text:p>
              </table:table-cell>
              <table:table-cell office:value-type="float" office:value="45.839178">
                <text:p>45.839178</text:p>
              </table:table-cell>
              <table:table-cell office:value-type="float" office:value="1.051769">
                <text:p>1.051769</text:p>
              </table:table-cell>
            </table:table-row>
            <table:table-row>
              <table:table-cell office:value-type="string">
                <text:p>15:17:32</text:p>
              </table:table-cell>
              <table:table-cell office:value-type="float" office:value="47.527446">
                <text:p>47.527446</text:p>
              </table:table-cell>
              <table:table-cell office:value-type="float" office:value="1.714831">
                <text:p>1.714831</text:p>
              </table:table-cell>
            </table:table-row>
            <table:table-row>
              <table:table-cell office:value-type="string">
                <text:p>15:17:33</text:p>
              </table:table-cell>
              <table:table-cell office:value-type="float" office:value="45.722097">
                <text:p>45.722097</text:p>
              </table:table-cell>
              <table:table-cell office:value-type="float" office:value="1.07067">
                <text:p>1.07067</text:p>
              </table:table-cell>
            </table:table-row>
            <table:table-row>
              <table:table-cell office:value-type="string">
                <text:p>15:17:34</text:p>
              </table:table-cell>
              <table:table-cell office:value-type="float" office:value="46.620873">
                <text:p>46.620873</text:p>
              </table:table-cell>
              <table:table-cell office:value-type="float" office:value="0.794728">
                <text:p>0.794728</text:p>
              </table:table-cell>
            </table:table-row>
            <table:table-row>
              <table:table-cell office:value-type="string">
                <text:p>15:17:35</text:p>
              </table:table-cell>
              <table:table-cell office:value-type="float" office:value="47.058615">
                <text:p>47.058615</text:p>
              </table:table-cell>
              <table:table-cell office:value-type="float" office:value="1.961114">
                <text:p>1.961114</text:p>
              </table:table-cell>
            </table:table-row>
            <table:table-row>
              <table:table-cell office:value-type="string">
                <text:p>15:17:36</text:p>
              </table:table-cell>
              <table:table-cell office:value-type="float" office:value="17.220629">
                <text:p>17.220629</text:p>
              </table:table-cell>
              <table:table-cell office:value-type="float" office:value="0.622639">
                <text:p>0.622639</text:p>
              </table:table-cell>
            </table:table-row>
            <table:table-row>
              <table:table-cell office:value-type="string">
                <text:p>15:17:37</text:p>
              </table:table-cell>
              <table:table-cell office:value-type="float" office:value="0.076337">
                <text:p>0.07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38</text:p>
              </table:table-cell>
              <table:table-cell office:value-type="float" office:value="0.077745">
                <text:p>0.07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39</text:p>
              </table:table-cell>
              <table:table-cell office:value-type="float" office:value="0.149159">
                <text:p>0.14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0</text:p>
              </table:table-cell>
              <table:table-cell office:value-type="float" office:value="0.139758">
                <text:p>0.139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1</text:p>
              </table:table-cell>
              <table:table-cell office:value-type="float" office:value="0.240033">
                <text:p>0.24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2</text:p>
              </table:table-cell>
              <table:table-cell office:value-type="float" office:value="0.234536">
                <text:p>0.23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3</text:p>
              </table:table-cell>
              <table:table-cell office:value-type="float" office:value="0.141715">
                <text:p>0.14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4</text:p>
              </table:table-cell>
              <table:table-cell office:value-type="float" office:value="0.019798">
                <text:p>0.01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5</text:p>
              </table:table-cell>
              <table:table-cell office:value-type="float" office:value="0.026816">
                <text:p>0.026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6</text:p>
              </table:table-cell>
              <table:table-cell office:value-type="float" office:value="0.020495">
                <text:p>0.02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17:47</text:p>
              </table:table-cell>
              <table:table-cell office:value-type="float" office:value="23.112526">
                <text:p>23.112526</text:p>
              </table:table-cell>
              <table:table-cell office:value-type="float" office:value="0.102937">
                <text:p>0.102937</text:p>
              </table:table-cell>
            </table:table-row>
            <table:table-row>
              <table:table-cell office:value-type="string">
                <text:p>15:17:48</text:p>
              </table:table-cell>
              <table:table-cell office:value-type="float" office:value="60.322052">
                <text:p>60.322052</text:p>
              </table:table-cell>
              <table:table-cell office:value-type="float" office:value="0.047081">
                <text:p>0.047081</text:p>
              </table:table-cell>
            </table:table-row>
            <table:table-row>
              <table:table-cell office:value-type="string">
                <text:p>15:18:03</text:p>
              </table:table-cell>
              <table:table-cell office:value-type="float" office:value="47.972126">
                <text:p>47.972126</text:p>
              </table:table-cell>
              <table:table-cell office:value-type="float" office:value="1.763285">
                <text:p>1.763285</text:p>
              </table:table-cell>
            </table:table-row>
            <table:table-row>
              <table:table-cell office:value-type="string">
                <text:p>15:18:08</text:p>
              </table:table-cell>
              <table:table-cell office:value-type="float" office:value="51.225199">
                <text:p>51.225199</text:p>
              </table:table-cell>
              <table:table-cell office:value-type="float" office:value="1.429797">
                <text:p>1.429797</text:p>
              </table:table-cell>
            </table:table-row>
            <table:table-row>
              <table:table-cell office:value-type="string">
                <text:p>15:18:18</text:p>
              </table:table-cell>
              <table:table-cell office:value-type="float" office:value="52.517815">
                <text:p>52.517815</text:p>
              </table:table-cell>
              <table:table-cell office:value-type="float" office:value="2.343052">
                <text:p>2.343052</text:p>
              </table:table-cell>
            </table:table-row>
            <table:table-row>
              <table:table-cell office:value-type="string">
                <text:p>15:19:04</text:p>
              </table:table-cell>
              <table:table-cell office:value-type="float" office:value="83.766897">
                <text:p>83.766897</text:p>
              </table:table-cell>
              <table:table-cell office:value-type="float" office:value="43.923329">
                <text:p>43.923329</text:p>
              </table:table-cell>
            </table:table-row>
            <table:table-row>
              <table:table-cell office:value-type="string">
                <text:p>15:19:08</text:p>
              </table:table-cell>
              <table:table-cell office:value-type="float" office:value="98.583526">
                <text:p>98.583526</text:p>
              </table:table-cell>
              <table:table-cell office:value-type="float" office:value="100.281185">
                <text:p>100.281185</text:p>
              </table:table-cell>
            </table:table-row>
            <table:table-row>
              <table:table-cell office:value-type="string">
                <text:p>15:19:27</text:p>
              </table:table-cell>
              <table:table-cell office:value-type="float" office:value="90.92735">
                <text:p>90.92735</text:p>
              </table:table-cell>
              <table:table-cell office:value-type="float" office:value="90.150994">
                <text:p>90.150994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116.515545">
                <text:p>116.515545</text:p>
              </table:table-cell>
              <table:table-cell office:value-type="float" office:value="129.230995">
                <text:p>129.230995</text:p>
              </table:table-cell>
            </table:table-row>
            <table:table-row>
              <table:table-cell office:value-type="string">
                <text:p>15:19:32</text:p>
              </table:table-cell>
              <table:table-cell office:value-type="float" office:value="129.767521">
                <text:p>129.767521</text:p>
              </table:table-cell>
              <table:table-cell office:value-type="float" office:value="120.161044">
                <text:p>120.161044</text:p>
              </table:table-cell>
            </table:table-row>
            <table:table-row>
              <table:table-cell office:value-type="string">
                <text:p>15:19:35</text:p>
              </table:table-cell>
              <table:table-cell office:value-type="float" office:value="88.313562">
                <text:p>88.313562</text:p>
              </table:table-cell>
              <table:table-cell office:value-type="float" office:value="98.924989">
                <text:p>98.924989</text:p>
              </table:table-cell>
            </table:table-row>
            <table:table-row>
              <table:table-cell office:value-type="string">
                <text:p>15:19:36</text:p>
              </table:table-cell>
              <table:table-cell office:value-type="float" office:value="97.221955">
                <text:p>97.221955</text:p>
              </table:table-cell>
              <table:table-cell office:value-type="float" office:value="98.004052">
                <text:p>98.004052</text:p>
              </table:table-cell>
            </table:table-row>
            <table:table-row>
              <table:table-cell office:value-type="string">
                <text:p>15:19:38</text:p>
              </table:table-cell>
              <table:table-cell office:value-type="float" office:value="129.729277">
                <text:p>129.729277</text:p>
              </table:table-cell>
              <table:table-cell office:value-type="float" office:value="132.494111">
                <text:p>132.494111</text:p>
              </table:table-cell>
            </table:table-row>
            <table:table-row>
              <table:table-cell office:value-type="string">
                <text:p>15:19:39</text:p>
              </table:table-cell>
              <table:table-cell office:value-type="float" office:value="119.487732">
                <text:p>119.487732</text:p>
              </table:table-cell>
              <table:table-cell office:value-type="float" office:value="147.127913">
                <text:p>147.127913</text:p>
              </table:table-cell>
            </table:table-row>
            <table:table-row>
              <table:table-cell office:value-type="string">
                <text:p>15:19:41</text:p>
              </table:table-cell>
              <table:table-cell office:value-type="float" office:value="129.678477">
                <text:p>129.678477</text:p>
              </table:table-cell>
              <table:table-cell office:value-type="float" office:value="72.967285">
                <text:p>72.967285</text:p>
              </table:table-cell>
            </table:table-row>
            <table:table-row>
              <table:table-cell office:value-type="string">
                <text:p>15:19:48</text:p>
              </table:table-cell>
              <table:table-cell office:value-type="float" office:value="128.250684">
                <text:p>128.250684</text:p>
              </table:table-cell>
              <table:table-cell office:value-type="float" office:value="155.420063">
                <text:p>155.420063</text:p>
              </table:table-cell>
            </table:table-row>
            <table:table-row>
              <table:table-cell office:value-type="string">
                <text:p>15:19:49</text:p>
              </table:table-cell>
              <table:table-cell office:value-type="float" office:value="121.907971">
                <text:p>121.907971</text:p>
              </table:table-cell>
              <table:table-cell office:value-type="float" office:value="149.894115">
                <text:p>149.894115</text:p>
              </table:table-cell>
            </table:table-row>
            <table:table-row>
              <table:table-cell office:value-type="string">
                <text:p>15:19:50</text:p>
              </table:table-cell>
              <table:table-cell office:value-type="float" office:value="117.044917">
                <text:p>117.044917</text:p>
              </table:table-cell>
              <table:table-cell office:value-type="float" office:value="157.943501">
                <text:p>157.943501</text:p>
              </table:table-cell>
            </table:table-row>
            <table:table-row>
              <table:table-cell office:value-type="string">
                <text:p>15:19:51</text:p>
              </table:table-cell>
              <table:table-cell office:value-type="float" office:value="135.765146">
                <text:p>135.765146</text:p>
              </table:table-cell>
              <table:table-cell office:value-type="float" office:value="79.353876">
                <text:p>79.353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782cm" style:legend-expansion="high" chart:style-name="ch2"/>
        <chart:plot-area chart:style-name="ch3" table:cell-range-address="test113.B2:test113.D109 test113.C1:test113.D1 test113.G1:test113.G109" chart:data-source-has-labels="both" svg:x="0.32cm" svg:y="0.18cm" svg:width="12.726cm" svg:height="8.64cm">
          <chartooo:coordinate-region svg:x="1.324cm" svg:y="0.18cm" svg:width="11.722cm" svg:height="7.037cm"/>
          <chart:axis chart:dimension="x" chart:name="primary-x" chart:style-name="ch4" chartooo:axis-type="auto">
            <chartooo:date-scale/>
            <chart:categories table:cell-range-address="test113.B2:test113.B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13.C2:test113.C109" chart:label-cell-address="test113.C1:test113.C1" chart:class="chart:bar">
            <chart:data-point chart:repeated="108"/>
          </chart:series>
          <chart:series chart:style-name="ch8" chart:values-cell-range-address="test113.D2:test113.D109" chart:label-cell-address="test113.D1:test113.D1" chart:class="chart:bar">
            <chart:data-point chart:repeated="108"/>
          </chart:series>
          <chart:series chart:style-name="ch9" chart:values-cell-range-address="test113.G2:test113.G109" chart:label-cell-address="test113.G1:test113.G1" chart:class="chart:bar">
            <chart:data-point chart:repeated="1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13.C1:test113.C1</svg:desc>
                </draw:g>
              </table:table-cell>
              <table:table-cell office:value-type="string">
                <text:p>xfertime</text:p>
                <draw:g>
                  <svg:desc>test113.D1:test113.D1</svg:desc>
                </draw:g>
              </table:table-cell>
              <table:table-cell office:value-type="string">
                <text:p>transactions</text:p>
                <draw:g>
                  <svg:desc>test113.G1:test11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16:18</text:p>
                <draw:g>
                  <svg:desc>test113.B2:test113.B109</svg:desc>
                </draw:g>
              </table:table-cell>
              <table:table-cell office:value-type="float" office:value="0.012657">
                <text:p>0.012657</text:p>
                <draw:g>
                  <svg:desc>test113.C2:test113.C109</svg:desc>
                </draw:g>
              </table:table-cell>
              <table:table-cell office:value-type="float" office:value="0.002617">
                <text:p>0.002617</text:p>
                <draw:g>
                  <svg:desc>test113.D2:test113.D109</svg:desc>
                </draw:g>
              </table:table-cell>
              <table:table-cell office:value-type="float" office:value="13">
                <text:p>13</text:p>
                <draw:g>
                  <svg:desc>test113.G2:test113.G109</svg:desc>
                </draw:g>
              </table:table-cell>
            </table:table-row>
            <table:table-row>
              <table:table-cell office:value-type="string">
                <text:p>15:16:19</text:p>
              </table:table-cell>
              <table:table-cell office:value-type="float" office:value="0.015864">
                <text:p>0.015864</text:p>
              </table:table-cell>
              <table:table-cell office:value-type="float" office:value="0.003876">
                <text:p>0.0038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20</text:p>
              </table:table-cell>
              <table:table-cell office:value-type="float" office:value="0.011159">
                <text:p>0.011159</text:p>
              </table:table-cell>
              <table:table-cell office:value-type="float" office:value="0.001117">
                <text:p>0.0011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21</text:p>
              </table:table-cell>
              <table:table-cell office:value-type="float" office:value="0.011643">
                <text:p>0.011643</text:p>
              </table:table-cell>
              <table:table-cell office:value-type="float" office:value="0.001224">
                <text:p>0.0012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22</text:p>
              </table:table-cell>
              <table:table-cell office:value-type="float" office:value="0.012173">
                <text:p>0.012173</text:p>
              </table:table-cell>
              <table:table-cell office:value-type="float" office:value="0.001673">
                <text:p>0.0016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23</text:p>
              </table:table-cell>
              <table:table-cell office:value-type="float" office:value="0.011603">
                <text:p>0.011603</text:p>
              </table:table-cell>
              <table:table-cell office:value-type="float" office:value="0.001589">
                <text:p>0.00158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16:24</text:p>
              </table:table-cell>
              <table:table-cell office:value-type="float" office:value="0.010858">
                <text:p>0.010858</text:p>
              </table:table-cell>
              <table:table-cell office:value-type="float" office:value="0.001089">
                <text:p>0.0010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6:25</text:p>
              </table:table-cell>
              <table:table-cell office:value-type="float" office:value="0.012149">
                <text:p>0.012149</text:p>
              </table:table-cell>
              <table:table-cell office:value-type="float" office:value="0.003486">
                <text:p>0.0034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6:26</text:p>
              </table:table-cell>
              <table:table-cell office:value-type="float" office:value="0.019834">
                <text:p>0.019834</text:p>
              </table:table-cell>
              <table:table-cell office:value-type="float" office:value="0.00411">
                <text:p>0.004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6:27</text:p>
              </table:table-cell>
              <table:table-cell office:value-type="float" office:value="0.015647">
                <text:p>0.015647</text:p>
              </table:table-cell>
              <table:table-cell office:value-type="float" office:value="0.006948">
                <text:p>0.0069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6:28</text:p>
              </table:table-cell>
              <table:table-cell office:value-type="float" office:value="0.0186">
                <text:p>0.0186</text:p>
              </table:table-cell>
              <table:table-cell office:value-type="float" office:value="0.002708">
                <text:p>0.00270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:16:29</text:p>
              </table:table-cell>
              <table:table-cell office:value-type="float" office:value="0.013056">
                <text:p>0.013056</text:p>
              </table:table-cell>
              <table:table-cell office:value-type="float" office:value="0.003345">
                <text:p>0.0033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16:30</text:p>
              </table:table-cell>
              <table:table-cell office:value-type="float" office:value="0.018127">
                <text:p>0.018127</text:p>
              </table:table-cell>
              <table:table-cell office:value-type="float" office:value="0.00708">
                <text:p>0.007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16:31</text:p>
              </table:table-cell>
              <table:table-cell office:value-type="float" office:value="0.028536">
                <text:p>0.028536</text:p>
              </table:table-cell>
              <table:table-cell office:value-type="float" office:value="0.011673">
                <text:p>0.01167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16:32</text:p>
              </table:table-cell>
              <table:table-cell office:value-type="float" office:value="0.015734">
                <text:p>0.015734</text:p>
              </table:table-cell>
              <table:table-cell office:value-type="float" office:value="0.007052">
                <text:p>0.00705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16:33</text:p>
              </table:table-cell>
              <table:table-cell office:value-type="float" office:value="0.023061">
                <text:p>0.023061</text:p>
              </table:table-cell>
              <table:table-cell office:value-type="float" office:value="0.007416">
                <text:p>0.00741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:16:34</text:p>
              </table:table-cell>
              <table:table-cell office:value-type="float" office:value="0.016657">
                <text:p>0.016657</text:p>
              </table:table-cell>
              <table:table-cell office:value-type="float" office:value="0.005186">
                <text:p>0.0051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16:35</text:p>
              </table:table-cell>
              <table:table-cell office:value-type="float" office:value="0.012242">
                <text:p>0.012242</text:p>
              </table:table-cell>
              <table:table-cell office:value-type="float" office:value="0.00179">
                <text:p>0.001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16:36</text:p>
              </table:table-cell>
              <table:table-cell office:value-type="float" office:value="0.012112">
                <text:p>0.012112</text:p>
              </table:table-cell>
              <table:table-cell office:value-type="float" office:value="0.002072">
                <text:p>0.0020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16:37</text:p>
              </table:table-cell>
              <table:table-cell office:value-type="float" office:value="0.01362">
                <text:p>0.01362</text:p>
              </table:table-cell>
              <table:table-cell office:value-type="float" office:value="0.003945">
                <text:p>0.0039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16:38</text:p>
              </table:table-cell>
              <table:table-cell office:value-type="float" office:value="0.013914">
                <text:p>0.013914</text:p>
              </table:table-cell>
              <table:table-cell office:value-type="float" office:value="0.005558">
                <text:p>0.00555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5:16:39</text:p>
              </table:table-cell>
              <table:table-cell office:value-type="float" office:value="0.014526">
                <text:p>0.014526</text:p>
              </table:table-cell>
              <table:table-cell office:value-type="float" office:value="0.005">
                <text:p>0.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16:40</text:p>
              </table:table-cell>
              <table:table-cell office:value-type="float" office:value="0.018275">
                <text:p>0.018275</text:p>
              </table:table-cell>
              <table:table-cell office:value-type="float" office:value="0.007845">
                <text:p>0.0078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16:41</text:p>
              </table:table-cell>
              <table:table-cell office:value-type="float" office:value="0.013028">
                <text:p>0.013028</text:p>
              </table:table-cell>
              <table:table-cell office:value-type="float" office:value="0.001649">
                <text:p>0.00164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16:42</text:p>
              </table:table-cell>
              <table:table-cell office:value-type="float" office:value="0.019531">
                <text:p>0.019531</text:p>
              </table:table-cell>
              <table:table-cell office:value-type="float" office:value="0.005681">
                <text:p>0.00568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16:43</text:p>
              </table:table-cell>
              <table:table-cell office:value-type="float" office:value="0.032516">
                <text:p>0.032516</text:p>
              </table:table-cell>
              <table:table-cell office:value-type="float" office:value="0.014119">
                <text:p>0.01411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:16:44</text:p>
              </table:table-cell>
              <table:table-cell office:value-type="float" office:value="0.017175">
                <text:p>0.017175</text:p>
              </table:table-cell>
              <table:table-cell office:value-type="float" office:value="0.005411">
                <text:p>0.00541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:16:45</text:p>
              </table:table-cell>
              <table:table-cell office:value-type="float" office:value="0.017574">
                <text:p>0.017574</text:p>
              </table:table-cell>
              <table:table-cell office:value-type="float" office:value="0.006233">
                <text:p>0.0062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:16:46</text:p>
              </table:table-cell>
              <table:table-cell office:value-type="float" office:value="0.05552">
                <text:p>0.05552</text:p>
              </table:table-cell>
              <table:table-cell office:value-type="float" office:value="0.02591">
                <text:p>0.0259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:16:47</text:p>
              </table:table-cell>
              <table:table-cell office:value-type="float" office:value="0.024733">
                <text:p>0.024733</text:p>
              </table:table-cell>
              <table:table-cell office:value-type="float" office:value="0.007908">
                <text:p>0.00790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:16:48</text:p>
              </table:table-cell>
              <table:table-cell office:value-type="float" office:value="0.020307">
                <text:p>0.020307</text:p>
              </table:table-cell>
              <table:table-cell office:value-type="float" office:value="0.007039">
                <text:p>0.00703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5:16:49</text:p>
              </table:table-cell>
              <table:table-cell office:value-type="float" office:value="0.076418">
                <text:p>0.076418</text:p>
              </table:table-cell>
              <table:table-cell office:value-type="float" office:value="0.023377">
                <text:p>0.02337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16:50</text:p>
              </table:table-cell>
              <table:table-cell office:value-type="float" office:value="0.027714">
                <text:p>0.027714</text:p>
              </table:table-cell>
              <table:table-cell office:value-type="float" office:value="0.008152">
                <text:p>0.00815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16:51</text:p>
              </table:table-cell>
              <table:table-cell office:value-type="float" office:value="0.034666">
                <text:p>0.034666</text:p>
              </table:table-cell>
              <table:table-cell office:value-type="float" office:value="0.013164">
                <text:p>0.01316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16:52</text:p>
              </table:table-cell>
              <table:table-cell office:value-type="float" office:value="0.038194">
                <text:p>0.038194</text:p>
              </table:table-cell>
              <table:table-cell office:value-type="float" office:value="0.015822">
                <text:p>0.01582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16:53</text:p>
              </table:table-cell>
              <table:table-cell office:value-type="float" office:value="0.21273">
                <text:p>0.21273</text:p>
              </table:table-cell>
              <table:table-cell office:value-type="float" office:value="0.058689">
                <text:p>0.05868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5:16:54</text:p>
              </table:table-cell>
              <table:table-cell office:value-type="float" office:value="0.050697">
                <text:p>0.050697</text:p>
              </table:table-cell>
              <table:table-cell office:value-type="float" office:value="0.013429">
                <text:p>0.01342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16:55</text:p>
              </table:table-cell>
              <table:table-cell office:value-type="float" office:value="0.027061">
                <text:p>0.027061</text:p>
              </table:table-cell>
              <table:table-cell office:value-type="float" office:value="0.013515">
                <text:p>0.01351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16:56</text:p>
              </table:table-cell>
              <table:table-cell office:value-type="float" office:value="0.012147">
                <text:p>0.012147</text:p>
              </table:table-cell>
              <table:table-cell office:value-type="float" office:value="0.00229">
                <text:p>0.0022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16:57</text:p>
              </table:table-cell>
              <table:table-cell office:value-type="float" office:value="0.022314">
                <text:p>0.022314</text:p>
              </table:table-cell>
              <table:table-cell office:value-type="float" office:value="0.009054">
                <text:p>0.00905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0.03341">
                <text:p>0.03341</text:p>
              </table:table-cell>
              <table:table-cell office:value-type="float" office:value="0.013087">
                <text:p>0.01308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5:16:59</text:p>
              </table:table-cell>
              <table:table-cell office:value-type="float" office:value="0.043688">
                <text:p>0.043688</text:p>
              </table:table-cell>
              <table:table-cell office:value-type="float" office:value="0.01285">
                <text:p>0.0128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17:00</text:p>
              </table:table-cell>
              <table:table-cell office:value-type="float" office:value="0.032531">
                <text:p>0.032531</text:p>
              </table:table-cell>
              <table:table-cell office:value-type="float" office:value="0.010634">
                <text:p>0.01063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17:01</text:p>
              </table:table-cell>
              <table:table-cell office:value-type="float" office:value="0.064391">
                <text:p>0.064391</text:p>
              </table:table-cell>
              <table:table-cell office:value-type="float" office:value="0.020445">
                <text:p>0.02044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17:02</text:p>
              </table:table-cell>
              <table:table-cell office:value-type="float" office:value="0.100411">
                <text:p>0.100411</text:p>
              </table:table-cell>
              <table:table-cell office:value-type="float" office:value="0.029904">
                <text:p>0.02990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17:03</text:p>
              </table:table-cell>
              <table:table-cell office:value-type="float" office:value="0.213031">
                <text:p>0.213031</text:p>
              </table:table-cell>
              <table:table-cell office:value-type="float" office:value="0.061067">
                <text:p>0.06106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5:17:04</text:p>
              </table:table-cell>
              <table:table-cell office:value-type="float" office:value="0.178212">
                <text:p>0.178212</text:p>
              </table:table-cell>
              <table:table-cell office:value-type="float" office:value="0.046252">
                <text:p>0.04625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17:05</text:p>
              </table:table-cell>
              <table:table-cell office:value-type="float" office:value="0.599299">
                <text:p>0.599299</text:p>
              </table:table-cell>
              <table:table-cell office:value-type="float" office:value="0.065922">
                <text:p>0.06592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17:06</text:p>
              </table:table-cell>
              <table:table-cell office:value-type="float" office:value="4.344113">
                <text:p>4.344113</text:p>
              </table:table-cell>
              <table:table-cell office:value-type="float" office:value="0.082211">
                <text:p>0.08221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5:17:07</text:p>
              </table:table-cell>
              <table:table-cell office:value-type="float" office:value="4.533869">
                <text:p>4.533869</text:p>
              </table:table-cell>
              <table:table-cell office:value-type="float" office:value="0.065092">
                <text:p>0.0650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:17:08</text:p>
              </table:table-cell>
              <table:table-cell office:value-type="float" office:value="4.315443">
                <text:p>4.315443</text:p>
              </table:table-cell>
              <table:table-cell office:value-type="float" office:value="0.048228">
                <text:p>0.04822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5:17:09</text:p>
              </table:table-cell>
              <table:table-cell office:value-type="float" office:value="4.57795">
                <text:p>4.57795</text:p>
              </table:table-cell>
              <table:table-cell office:value-type="float" office:value="0.117078">
                <text:p>0.11707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5:17:10</text:p>
              </table:table-cell>
              <table:table-cell office:value-type="float" office:value="4.825058">
                <text:p>4.825058</text:p>
              </table:table-cell>
              <table:table-cell office:value-type="float" office:value="0.035421">
                <text:p>0.03542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5:17:11</text:p>
              </table:table-cell>
              <table:table-cell office:value-type="float" office:value="4.255232">
                <text:p>4.255232</text:p>
              </table:table-cell>
              <table:table-cell office:value-type="float" office:value="0.075069">
                <text:p>0.07506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5:17:12</text:p>
              </table:table-cell>
              <table:table-cell office:value-type="float" office:value="4.482653">
                <text:p>4.482653</text:p>
              </table:table-cell>
              <table:table-cell office:value-type="float" office:value="0.050354">
                <text:p>0.05035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5:17:13</text:p>
              </table:table-cell>
              <table:table-cell office:value-type="float" office:value="4.670112">
                <text:p>4.670112</text:p>
              </table:table-cell>
              <table:table-cell office:value-type="float" office:value="0.07212">
                <text:p>0.0721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5:17:14</text:p>
              </table:table-cell>
              <table:table-cell office:value-type="float" office:value="4.728274">
                <text:p>4.728274</text:p>
              </table:table-cell>
              <table:table-cell office:value-type="float" office:value="0.087303">
                <text:p>0.08730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:17:15</text:p>
              </table:table-cell>
              <table:table-cell office:value-type="float" office:value="4.846474">
                <text:p>4.846474</text:p>
              </table:table-cell>
              <table:table-cell office:value-type="float" office:value="0.116674">
                <text:p>0.11667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:17:16</text:p>
              </table:table-cell>
              <table:table-cell office:value-type="float" office:value="5.245831">
                <text:p>5.245831</text:p>
              </table:table-cell>
              <table:table-cell office:value-type="float" office:value="0.124359">
                <text:p>0.12435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:17:17</text:p>
              </table:table-cell>
              <table:table-cell office:value-type="float" office:value="7.491181">
                <text:p>7.491181</text:p>
              </table:table-cell>
              <table:table-cell office:value-type="float" office:value="0.119913">
                <text:p>0.11991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:17:18</text:p>
              </table:table-cell>
              <table:table-cell office:value-type="float" office:value="7.085029">
                <text:p>7.085029</text:p>
              </table:table-cell>
              <table:table-cell office:value-type="float" office:value="0.160859">
                <text:p>0.160859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5:17:19</text:p>
              </table:table-cell>
              <table:table-cell office:value-type="float" office:value="5.940047">
                <text:p>5.940047</text:p>
              </table:table-cell>
              <table:table-cell office:value-type="float" office:value="0.215345">
                <text:p>0.21534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:17:20</text:p>
              </table:table-cell>
              <table:table-cell office:value-type="float" office:value="6.878412">
                <text:p>6.878412</text:p>
              </table:table-cell>
              <table:table-cell office:value-type="float" office:value="0.162143">
                <text:p>0.16214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5:17:21</text:p>
              </table:table-cell>
              <table:table-cell office:value-type="float" office:value="8.174738">
                <text:p>8.174738</text:p>
              </table:table-cell>
              <table:table-cell office:value-type="float" office:value="0.120681">
                <text:p>0.120681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5:17:22</text:p>
              </table:table-cell>
              <table:table-cell office:value-type="float" office:value="9.107244">
                <text:p>9.107244</text:p>
              </table:table-cell>
              <table:table-cell office:value-type="float" office:value="0.140237">
                <text:p>0.14023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:17:23</text:p>
              </table:table-cell>
              <table:table-cell office:value-type="float" office:value="8.858707">
                <text:p>8.858707</text:p>
              </table:table-cell>
              <table:table-cell office:value-type="float" office:value="0.06101">
                <text:p>0.06101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5:17:24</text:p>
              </table:table-cell>
              <table:table-cell office:value-type="float" office:value="9.259536">
                <text:p>9.259536</text:p>
              </table:table-cell>
              <table:table-cell office:value-type="float" office:value="0.05078">
                <text:p>0.0507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:17:25</text:p>
              </table:table-cell>
              <table:table-cell office:value-type="float" office:value="36.419797">
                <text:p>36.419797</text:p>
              </table:table-cell>
              <table:table-cell office:value-type="float" office:value="3.643955">
                <text:p>3.643955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5:17:26</text:p>
              </table:table-cell>
              <table:table-cell office:value-type="float" office:value="52.848467">
                <text:p>52.848467</text:p>
              </table:table-cell>
              <table:table-cell office:value-type="float" office:value="3.460722">
                <text:p>3.46072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5:17:27</text:p>
              </table:table-cell>
              <table:table-cell office:value-type="float" office:value="44.975291">
                <text:p>44.975291</text:p>
              </table:table-cell>
              <table:table-cell office:value-type="float" office:value="1.148068">
                <text:p>1.1480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:17:28</text:p>
              </table:table-cell>
              <table:table-cell office:value-type="float" office:value="44.657432">
                <text:p>44.657432</text:p>
              </table:table-cell>
              <table:table-cell office:value-type="float" office:value="0.86471">
                <text:p>0.86471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5:17:29</text:p>
              </table:table-cell>
              <table:table-cell office:value-type="float" office:value="45.379108">
                <text:p>45.379108</text:p>
              </table:table-cell>
              <table:table-cell office:value-type="float" office:value="0.727153">
                <text:p>0.727153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5:17:30</text:p>
              </table:table-cell>
              <table:table-cell office:value-type="float" office:value="47.403259">
                <text:p>47.403259</text:p>
              </table:table-cell>
              <table:table-cell office:value-type="float" office:value="1.872611">
                <text:p>1.872611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5:17:31</text:p>
              </table:table-cell>
              <table:table-cell office:value-type="float" office:value="45.839178">
                <text:p>45.839178</text:p>
              </table:table-cell>
              <table:table-cell office:value-type="float" office:value="1.051769">
                <text:p>1.05176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5:17:32</text:p>
              </table:table-cell>
              <table:table-cell office:value-type="float" office:value="47.527446">
                <text:p>47.527446</text:p>
              </table:table-cell>
              <table:table-cell office:value-type="float" office:value="1.714831">
                <text:p>1.714831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5:17:33</text:p>
              </table:table-cell>
              <table:table-cell office:value-type="float" office:value="45.722097">
                <text:p>45.722097</text:p>
              </table:table-cell>
              <table:table-cell office:value-type="float" office:value="1.07067">
                <text:p>1.0706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5:17:34</text:p>
              </table:table-cell>
              <table:table-cell office:value-type="float" office:value="46.620873">
                <text:p>46.620873</text:p>
              </table:table-cell>
              <table:table-cell office:value-type="float" office:value="0.794728">
                <text:p>0.79472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5:17:35</text:p>
              </table:table-cell>
              <table:table-cell office:value-type="float" office:value="47.058615">
                <text:p>47.058615</text:p>
              </table:table-cell>
              <table:table-cell office:value-type="float" office:value="1.961114">
                <text:p>1.961114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5:17:36</text:p>
              </table:table-cell>
              <table:table-cell office:value-type="float" office:value="17.220629">
                <text:p>17.220629</text:p>
              </table:table-cell>
              <table:table-cell office:value-type="float" office:value="0.622639">
                <text:p>0.62263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5:17:37</text:p>
              </table:table-cell>
              <table:table-cell office:value-type="float" office:value="0.076337">
                <text:p>0.076337</text:p>
              </table:table-cell>
              <table:table-cell office:value-type="float" office:value="0">
                <text:p>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5:17:38</text:p>
              </table:table-cell>
              <table:table-cell office:value-type="float" office:value="0.077745">
                <text:p>0.077745</text:p>
              </table:table-cell>
              <table:table-cell office:value-type="float" office:value="0">
                <text:p>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5:17:39</text:p>
              </table:table-cell>
              <table:table-cell office:value-type="float" office:value="0.149159">
                <text:p>0.149159</text:p>
              </table:table-cell>
              <table:table-cell office:value-type="float" office:value="0">
                <text:p>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5:17:40</text:p>
              </table:table-cell>
              <table:table-cell office:value-type="float" office:value="0.139758">
                <text:p>0.139758</text:p>
              </table:table-cell>
              <table:table-cell office:value-type="float" office:value="0">
                <text:p>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5:17:41</text:p>
              </table:table-cell>
              <table:table-cell office:value-type="float" office:value="0.240033">
                <text:p>0.240033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:17:42</text:p>
              </table:table-cell>
              <table:table-cell office:value-type="float" office:value="0.234536">
                <text:p>0.234536</text:p>
              </table:table-cell>
              <table:table-cell office:value-type="float" office:value="0">
                <text:p>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:17:43</text:p>
              </table:table-cell>
              <table:table-cell office:value-type="float" office:value="0.141715">
                <text:p>0.141715</text:p>
              </table:table-cell>
              <table:table-cell office:value-type="float" office:value="0">
                <text:p>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5:17:44</text:p>
              </table:table-cell>
              <table:table-cell office:value-type="float" office:value="0.019798">
                <text:p>0.01979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:17:45</text:p>
              </table:table-cell>
              <table:table-cell office:value-type="float" office:value="0.026816">
                <text:p>0.026816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:17:46</text:p>
              </table:table-cell>
              <table:table-cell office:value-type="float" office:value="0.020495">
                <text:p>0.02049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:17:47</text:p>
              </table:table-cell>
              <table:table-cell office:value-type="float" office:value="23.112526">
                <text:p>23.112526</text:p>
              </table:table-cell>
              <table:table-cell office:value-type="float" office:value="0.102937">
                <text:p>0.102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:17:48</text:p>
              </table:table-cell>
              <table:table-cell office:value-type="float" office:value="60.322052">
                <text:p>60.322052</text:p>
              </table:table-cell>
              <table:table-cell office:value-type="float" office:value="0.047081">
                <text:p>0.047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8:03</text:p>
              </table:table-cell>
              <table:table-cell office:value-type="float" office:value="47.972126">
                <text:p>47.972126</text:p>
              </table:table-cell>
              <table:table-cell office:value-type="float" office:value="1.763285">
                <text:p>1.763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:18:08</text:p>
              </table:table-cell>
              <table:table-cell office:value-type="float" office:value="51.225199">
                <text:p>51.225199</text:p>
              </table:table-cell>
              <table:table-cell office:value-type="float" office:value="1.429797">
                <text:p>1.429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:18:18</text:p>
              </table:table-cell>
              <table:table-cell office:value-type="float" office:value="52.517815">
                <text:p>52.517815</text:p>
              </table:table-cell>
              <table:table-cell office:value-type="float" office:value="2.343052">
                <text:p>2.3430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:19:04</text:p>
              </table:table-cell>
              <table:table-cell office:value-type="float" office:value="83.766897">
                <text:p>83.766897</text:p>
              </table:table-cell>
              <table:table-cell office:value-type="float" office:value="43.923329">
                <text:p>43.923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:19:08</text:p>
              </table:table-cell>
              <table:table-cell office:value-type="float" office:value="98.583526">
                <text:p>98.583526</text:p>
              </table:table-cell>
              <table:table-cell office:value-type="float" office:value="100.281185">
                <text:p>100.28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27</text:p>
              </table:table-cell>
              <table:table-cell office:value-type="float" office:value="90.92735">
                <text:p>90.92735</text:p>
              </table:table-cell>
              <table:table-cell office:value-type="float" office:value="90.150994">
                <text:p>90.150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116.515545">
                <text:p>116.515545</text:p>
              </table:table-cell>
              <table:table-cell office:value-type="float" office:value="129.230995">
                <text:p>129.230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32</text:p>
              </table:table-cell>
              <table:table-cell office:value-type="float" office:value="129.767521">
                <text:p>129.767521</text:p>
              </table:table-cell>
              <table:table-cell office:value-type="float" office:value="120.161044">
                <text:p>120.16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35</text:p>
              </table:table-cell>
              <table:table-cell office:value-type="float" office:value="88.313562">
                <text:p>88.313562</text:p>
              </table:table-cell>
              <table:table-cell office:value-type="float" office:value="98.924989">
                <text:p>98.924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19:36</text:p>
              </table:table-cell>
              <table:table-cell office:value-type="float" office:value="97.221955">
                <text:p>97.221955</text:p>
              </table:table-cell>
              <table:table-cell office:value-type="float" office:value="98.004052">
                <text:p>98.004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19:38</text:p>
              </table:table-cell>
              <table:table-cell office:value-type="float" office:value="129.729277">
                <text:p>129.729277</text:p>
              </table:table-cell>
              <table:table-cell office:value-type="float" office:value="132.494111">
                <text:p>132.494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39</text:p>
              </table:table-cell>
              <table:table-cell office:value-type="float" office:value="119.487732">
                <text:p>119.487732</text:p>
              </table:table-cell>
              <table:table-cell office:value-type="float" office:value="147.127913">
                <text:p>147.127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41</text:p>
              </table:table-cell>
              <table:table-cell office:value-type="float" office:value="129.678477">
                <text:p>129.678477</text:p>
              </table:table-cell>
              <table:table-cell office:value-type="float" office:value="72.967285">
                <text:p>72.967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19:48</text:p>
              </table:table-cell>
              <table:table-cell office:value-type="float" office:value="128.250684">
                <text:p>128.250684</text:p>
              </table:table-cell>
              <table:table-cell office:value-type="float" office:value="155.420063">
                <text:p>155.420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49</text:p>
              </table:table-cell>
              <table:table-cell office:value-type="float" office:value="121.907971">
                <text:p>121.907971</text:p>
              </table:table-cell>
              <table:table-cell office:value-type="float" office:value="149.894115">
                <text:p>149.894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50</text:p>
              </table:table-cell>
              <table:table-cell office:value-type="float" office:value="117.044917">
                <text:p>117.044917</text:p>
              </table:table-cell>
              <table:table-cell office:value-type="float" office:value="157.943501">
                <text:p>157.943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19:51</text:p>
              </table:table-cell>
              <table:table-cell office:value-type="float" office:value="135.765146">
                <text:p>135.765146</text:p>
              </table:table-cell>
              <table:table-cell office:value-type="float" office:value="79.353876">
                <text:p>79.35387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13.G1:test113.G67 test113.C1:test113.D67" chart:data-source-has-labels="row" svg:x="0.32cm" svg:y="0.18cm" svg:width="13.361cm" svg:height="8.64cm">
          <chartooo:coordinate-region svg:x="0.756cm" svg:y="0.353cm" svg:width="12.36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13.C2:test113.C67" chart:label-cell-address="test113.C1:test113.C1" chart:class="chart:scatter">
            <chart:domain table:cell-range-address="test113.G2:test113.G67"/>
            <chart:data-point chart:repeated="66"/>
          </chart:series>
          <chart:series chart:style-name="ch7" chart:values-cell-range-address="test113.D2:test113.D67" chart:label-cell-address="test113.D1:test113.D1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13.C1:test113.C1</svg:desc>
                </draw:g>
              </table:table-cell>
              <table:table-cell office:value-type="string">
                <text:p>xfertime</text:p>
                <draw:g>
                  <svg:desc>test113.D1:test11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test113.G2:test113.G67</svg:desc>
                </draw:g>
              </table:table-cell>
              <table:table-cell office:value-type="float" office:value="0.012657">
                <text:p>0.012657</text:p>
                <draw:g>
                  <svg:desc>test113.C2:test113.C67</svg:desc>
                </draw:g>
              </table:table-cell>
              <table:table-cell office:value-type="float" office:value="0.002617">
                <text:p>0.002617</text:p>
                <draw:g>
                  <svg:desc>test113.D2:test113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5864">
                <text:p>0.015864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1159">
                <text:p>0.011159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1643">
                <text:p>0.011643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173">
                <text:p>0.012173</text:p>
              </table:table-cell>
              <table:table-cell office:value-type="float" office:value="0.001673">
                <text:p>0.001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">
                <text:p>119</text:p>
              </table:table-cell>
              <table:table-cell office:value-type="float" office:value="0.011603">
                <text:p>0.011603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0858">
                <text:p>0.010858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2149">
                <text:p>0.012149</text:p>
              </table:table-cell>
              <table:table-cell office:value-type="float" office:value="0.003486">
                <text:p>0.003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9834">
                <text:p>0.019834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5647">
                <text:p>0.015647</text:p>
              </table:table-cell>
              <table:table-cell office:value-type="float" office:value="0.006948">
                <text:p>0.006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">
                <text:p>216</text:p>
              </table:table-cell>
              <table:table-cell office:value-type="float" office:value="0.0186">
                <text:p>0.0186</text:p>
              </table:table-cell>
              <table:table-cell office:value-type="float" office:value="0.002708">
                <text:p>0.002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13056">
                <text:p>0.013056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18127">
                <text:p>0.018127</text:p>
              </table:table-cell>
              <table:table-cell office:value-type="float" office:value="0.00708">
                <text:p>0.00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28536">
                <text:p>0.028536</text:p>
              </table:table-cell>
              <table:table-cell office:value-type="float" office:value="0.011673">
                <text:p>0.011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15734">
                <text:p>0.015734</text:p>
              </table:table-cell>
              <table:table-cell office:value-type="float" office:value="0.007052">
                <text:p>0.007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">
                <text:p>318</text:p>
              </table:table-cell>
              <table:table-cell office:value-type="float" office:value="0.023061">
                <text:p>0.023061</text:p>
              </table:table-cell>
              <table:table-cell office:value-type="float" office:value="0.007416">
                <text:p>0.007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16657">
                <text:p>0.016657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2242">
                <text:p>0.012242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2112">
                <text:p>0.012112</text:p>
              </table:table-cell>
              <table:table-cell office:value-type="float" office:value="0.002072">
                <text:p>0.002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362">
                <text:p>0.01362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">
                <text:p>411</text:p>
              </table:table-cell>
              <table:table-cell office:value-type="float" office:value="0.013914">
                <text:p>0.013914</text:p>
              </table:table-cell>
              <table:table-cell office:value-type="float" office:value="0.005558">
                <text:p>0.00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14526">
                <text:p>0.01452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18275">
                <text:p>0.018275</text:p>
              </table:table-cell>
              <table:table-cell office:value-type="float" office:value="0.007845">
                <text:p>0.007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13028">
                <text:p>0.013028</text:p>
              </table:table-cell>
              <table:table-cell office:value-type="float" office:value="0.001649">
                <text:p>0.001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19531">
                <text:p>0.019531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">
                <text:p>518</text:p>
              </table:table-cell>
              <table:table-cell office:value-type="float" office:value="0.032516">
                <text:p>0.032516</text:p>
              </table:table-cell>
              <table:table-cell office:value-type="float" office:value="0.014119">
                <text:p>0.014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">
                <text:p>600</text:p>
              </table:table-cell>
              <table:table-cell office:value-type="float" office:value="0.017175">
                <text:p>0.017175</text:p>
              </table:table-cell>
              <table:table-cell office:value-type="float" office:value="0.005411">
                <text:p>0.005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17574">
                <text:p>0.017574</text:p>
              </table:table-cell>
              <table:table-cell office:value-type="float" office:value="0.006233">
                <text:p>0.006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05552">
                <text:p>0.05552</text:p>
              </table:table-cell>
              <table:table-cell office:value-type="float" office:value="0.02591">
                <text:p>0.02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0.024733">
                <text:p>0.024733</text:p>
              </table:table-cell>
              <table:table-cell office:value-type="float" office:value="0.007908">
                <text:p>0.007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2">
                <text:p>612</text:p>
              </table:table-cell>
              <table:table-cell office:value-type="float" office:value="0.020307">
                <text:p>0.020307</text:p>
              </table:table-cell>
              <table:table-cell office:value-type="float" office:value="0.007039">
                <text:p>0.007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0.076418">
                <text:p>0.076418</text:p>
              </table:table-cell>
              <table:table-cell office:value-type="float" office:value="0.023377">
                <text:p>0.023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27714">
                <text:p>0.027714</text:p>
              </table:table-cell>
              <table:table-cell office:value-type="float" office:value="0.008152">
                <text:p>0.008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34666">
                <text:p>0.034666</text:p>
              </table:table-cell>
              <table:table-cell office:value-type="float" office:value="0.013164">
                <text:p>0.013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038194">
                <text:p>0.038194</text:p>
              </table:table-cell>
              <table:table-cell office:value-type="float" office:value="0.015822">
                <text:p>0.015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4">
                <text:p>714</text:p>
              </table:table-cell>
              <table:table-cell office:value-type="float" office:value="0.21273">
                <text:p>0.21273</text:p>
              </table:table-cell>
              <table:table-cell office:value-type="float" office:value="0.058689">
                <text:p>0.058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50697">
                <text:p>0.050697</text:p>
              </table:table-cell>
              <table:table-cell office:value-type="float" office:value="0.013429">
                <text:p>0.013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27061">
                <text:p>0.027061</text:p>
              </table:table-cell>
              <table:table-cell office:value-type="float" office:value="0.013515">
                <text:p>0.013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12147">
                <text:p>0.01214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22314">
                <text:p>0.022314</text:p>
              </table:table-cell>
              <table:table-cell office:value-type="float" office:value="0.009054">
                <text:p>0.009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5">
                <text:p>815</text:p>
              </table:table-cell>
              <table:table-cell office:value-type="float" office:value="0.03341">
                <text:p>0.03341</text:p>
              </table:table-cell>
              <table:table-cell office:value-type="float" office:value="0.013087">
                <text:p>0.013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9">
                <text:p>899</text:p>
              </table:table-cell>
              <table:table-cell office:value-type="float" office:value="0.043688">
                <text:p>0.043688</text:p>
              </table:table-cell>
              <table:table-cell office:value-type="float" office:value="0.01285">
                <text:p>0.0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32531">
                <text:p>0.032531</text:p>
              </table:table-cell>
              <table:table-cell office:value-type="float" office:value="0.010634">
                <text:p>0.010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">
                <text:p>899</text:p>
              </table:table-cell>
              <table:table-cell office:value-type="float" office:value="0.064391">
                <text:p>0.064391</text:p>
              </table:table-cell>
              <table:table-cell office:value-type="float" office:value="0.020445">
                <text:p>0.0204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100411">
                <text:p>0.100411</text:p>
              </table:table-cell>
              <table:table-cell office:value-type="float" office:value="0.029904">
                <text:p>0.029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5">
                <text:p>915</text:p>
              </table:table-cell>
              <table:table-cell office:value-type="float" office:value="0.213031">
                <text:p>0.213031</text:p>
              </table:table-cell>
              <table:table-cell office:value-type="float" office:value="0.061067">
                <text:p>0.061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178212">
                <text:p>0.178212</text:p>
              </table:table-cell>
              <table:table-cell office:value-type="float" office:value="0.046252">
                <text:p>0.046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599299">
                <text:p>0.599299</text:p>
              </table:table-cell>
              <table:table-cell office:value-type="float" office:value="0.065922">
                <text:p>0.065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8">
                <text:p>998</text:p>
              </table:table-cell>
              <table:table-cell office:value-type="float" office:value="4.344113">
                <text:p>4.344113</text:p>
              </table:table-cell>
              <table:table-cell office:value-type="float" office:value="0.082211">
                <text:p>0.082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4.533869">
                <text:p>4.533869</text:p>
              </table:table-cell>
              <table:table-cell office:value-type="float" office:value="0.065092">
                <text:p>0.065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1">
                <text:p>1011</text:p>
              </table:table-cell>
              <table:table-cell office:value-type="float" office:value="4.315443">
                <text:p>4.315443</text:p>
              </table:table-cell>
              <table:table-cell office:value-type="float" office:value="0.048228">
                <text:p>0.048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9">
                <text:p>1099</text:p>
              </table:table-cell>
              <table:table-cell office:value-type="float" office:value="4.57795">
                <text:p>4.57795</text:p>
              </table:table-cell>
              <table:table-cell office:value-type="float" office:value="0.117078">
                <text:p>0.117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9">
                <text:p>1099</text:p>
              </table:table-cell>
              <table:table-cell office:value-type="float" office:value="4.825058">
                <text:p>4.825058</text:p>
              </table:table-cell>
              <table:table-cell office:value-type="float" office:value="0.035421">
                <text:p>0.0354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7">
                <text:p>1097</text:p>
              </table:table-cell>
              <table:table-cell office:value-type="float" office:value="4.255232">
                <text:p>4.255232</text:p>
              </table:table-cell>
              <table:table-cell office:value-type="float" office:value="0.075069">
                <text:p>0.075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1">
                <text:p>1101</text:p>
              </table:table-cell>
              <table:table-cell office:value-type="float" office:value="4.482653">
                <text:p>4.482653</text:p>
              </table:table-cell>
              <table:table-cell office:value-type="float" office:value="0.050354">
                <text:p>0.050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4.670112">
                <text:p>4.670112</text:p>
              </table:table-cell>
              <table:table-cell office:value-type="float" office:value="0.07212">
                <text:p>0.072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99">
                <text:p>1199</text:p>
              </table:table-cell>
              <table:table-cell office:value-type="float" office:value="4.728274">
                <text:p>4.728274</text:p>
              </table:table-cell>
              <table:table-cell office:value-type="float" office:value="0.087303">
                <text:p>0.0873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9">
                <text:p>1199</text:p>
              </table:table-cell>
              <table:table-cell office:value-type="float" office:value="4.846474">
                <text:p>4.846474</text:p>
              </table:table-cell>
              <table:table-cell office:value-type="float" office:value="0.116674">
                <text:p>0.116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9">
                <text:p>1199</text:p>
              </table:table-cell>
              <table:table-cell office:value-type="float" office:value="5.245831">
                <text:p>5.245831</text:p>
              </table:table-cell>
              <table:table-cell office:value-type="float" office:value="0.124359">
                <text:p>0.124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9">
                <text:p>1199</text:p>
              </table:table-cell>
              <table:table-cell office:value-type="float" office:value="7.491181">
                <text:p>7.491181</text:p>
              </table:table-cell>
              <table:table-cell office:value-type="float" office:value="0.119913">
                <text:p>0.119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3">
                <text:p>1223</text:p>
              </table:table-cell>
              <table:table-cell office:value-type="float" office:value="7.085029">
                <text:p>7.085029</text:p>
              </table:table-cell>
              <table:table-cell office:value-type="float" office:value="0.160859">
                <text:p>0.160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9">
                <text:p>1299</text:p>
              </table:table-cell>
              <table:table-cell office:value-type="float" office:value="5.940047">
                <text:p>5.940047</text:p>
              </table:table-cell>
              <table:table-cell office:value-type="float" office:value="0.215345">
                <text:p>0.215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8">
                <text:p>1298</text:p>
              </table:table-cell>
              <table:table-cell office:value-type="float" office:value="6.878412">
                <text:p>6.878412</text:p>
              </table:table-cell>
              <table:table-cell office:value-type="float" office:value="0.162143">
                <text:p>0.162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8">
                <text:p>1298</text:p>
              </table:table-cell>
              <table:table-cell office:value-type="float" office:value="8.174738">
                <text:p>8.174738</text:p>
              </table:table-cell>
              <table:table-cell office:value-type="float" office:value="0.120681">
                <text:p>0.120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9">
                <text:p>1299</text:p>
              </table:table-cell>
              <table:table-cell office:value-type="float" office:value="9.107244">
                <text:p>9.107244</text:p>
              </table:table-cell>
              <table:table-cell office:value-type="float" office:value="0.140237">
                <text:p>0.140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8">
                <text:p>1318</text:p>
              </table:table-cell>
              <table:table-cell office:value-type="float" office:value="8.858707">
                <text:p>8.858707</text:p>
              </table:table-cell>
              <table:table-cell office:value-type="float" office:value="0.06101">
                <text:p>0.06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